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paragraph-rsid="001726b2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paragraph-rsid="001ec7fd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paragraph-rsid="00213a40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paragraph-rsid="003722e4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8dad0" officeooo:paragraph-rsid="0018dad0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8dad0" officeooo:paragraph-rsid="001e2f62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249c16" officeooo:paragraph-rsid="00249c16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2830fd" officeooo:paragraph-rsid="00297001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2830fd" officeooo:paragraph-rsid="00299a61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297001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299a61" officeooo:paragraph-rsid="002c490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2dc56c" officeooo:paragraph-rsid="002dc56c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2ef976" officeooo:paragraph-rsid="002ef976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2ef976" officeooo:paragraph-rsid="00455f8f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3efee3" officeooo:paragraph-rsid="00437f93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429784" officeooo:paragraph-rsid="00437f93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726b2" officeooo:paragraph-rsid="001726b2" fo:background-color="#dddddd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726b2" officeooo:paragraph-rsid="0018dad0" fo:background-color="#dddddd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277ad1" officeooo:paragraph-rsid="00277ad1" fo:background-color="#dddddd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2830fd" officeooo:paragraph-rsid="002830fd" fo:background-color="#dddddd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99a61" officeooo:paragraph-rsid="00299a61" fo:background-color="#dddddd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dc56c" officeooo:paragraph-rsid="002dc56c" fo:background-color="#dddddd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ef976" officeooo:paragraph-rsid="002ef976" fo:background-color="#dddddd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321352" officeooo:paragraph-rsid="00321352" fo:background-color="#dddddd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40eed7" officeooo:paragraph-rsid="0040eed7" fo:background-color="#dddddd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3d5aa9" officeooo:paragraph-rsid="003d5aa9" fo:background-color="#dddddd"/>
    </style:style>
    <style:style style:name="P28" style:family="paragraph" style:parent-style-name="Standard">
      <style:paragraph-properties fo:line-height="150%"/>
      <style:text-properties style:font-name="Ubuntu" fo:font-size="14pt"/>
    </style:style>
    <style:style style:name="P29" style:family="paragraph" style:parent-style-name="Standard">
      <style:paragraph-properties fo:line-height="150%"/>
      <style:text-properties style:font-name="Ubuntu" fo:font-size="14pt" officeooo:paragraph-rsid="003d0105"/>
    </style:style>
    <style:style style:name="P30" style:family="paragraph" style:parent-style-name="Standard">
      <style:paragraph-properties fo:line-height="150%"/>
      <style:text-properties style:font-name="Ubuntu" fo:font-size="14pt" officeooo:paragraph-rsid="003d5aa9"/>
    </style:style>
    <style:style style:name="P31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style:font-size-asian="14pt" style:font-size-complex="14pt"/>
    </style:style>
    <style:style style:name="P32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652b5" officeooo:paragraph-rsid="002652b5" fo:background-color="#dddddd" style:font-size-asian="14pt" style:font-size-complex="14pt"/>
    </style:style>
    <style:style style:name="P33" style:family="paragraph" style:parent-style-name="Standard">
      <style:paragraph-properties fo:line-height="150%"/>
      <style:text-properties fo:color="#000000" loext:opacity="100%" style:font-name="Ubuntu" fo:font-size="14pt" officeooo:paragraph-rsid="0035ae79" style:font-size-asian="14pt" style:font-size-complex="14pt"/>
    </style:style>
    <style:style style:name="P34" style:family="paragraph" style:parent-style-name="Standard">
      <style:paragraph-properties fo:line-height="150%"/>
      <style:text-properties fo:color="#000000" loext:opacity="100%" style:font-name="Ubuntu" fo:font-size="14pt" officeooo:paragraph-rsid="0036a818" style:font-size-asian="14pt" style:font-size-complex="14pt"/>
    </style:style>
    <style:style style:name="P35" style:family="paragraph" style:parent-style-name="Standard">
      <style:paragraph-properties fo:line-height="150%"/>
      <style:text-properties fo:color="#000000" loext:opacity="100%" style:font-name="Ubuntu" fo:font-size="14pt" officeooo:paragraph-rsid="002ef976" style:font-size-asian="14pt" style:font-size-complex="14pt"/>
    </style:style>
    <style:style style:name="P36" style:family="paragraph" style:parent-style-name="Standard">
      <style:paragraph-properties fo:line-height="150%"/>
      <style:text-properties fo:color="#000000" loext:opacity="100%" style:font-name="Ubuntu" fo:font-size="14pt" officeooo:rsid="0036a818" officeooo:paragraph-rsid="0036a818" style:font-size-asian="14pt" style:font-size-complex="14pt"/>
    </style:style>
    <style:style style:name="P37" style:family="paragraph" style:parent-style-name="Standard">
      <style:paragraph-properties fo:line-height="150%"/>
      <style:text-properties fo:color="#000000" loext:opacity="100%" style:font-name="Ubuntu" fo:font-size="14pt" officeooo:rsid="003a706a" officeooo:paragraph-rsid="003a706a" fo:background-color="#dddddd" style:font-size-asian="14pt" style:font-size-complex="14pt"/>
    </style:style>
    <style:style style:name="P38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39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3d568" officeooo:paragraph-rsid="0036a818" style:font-size-asian="14pt" style:font-size-complex="14pt"/>
    </style:style>
    <style:style style:name="P40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2ef976" officeooo:paragraph-rsid="00437f93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55f8f" officeooo:paragraph-rsid="00455f8f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455f8f" officeooo:paragraph-rsid="00473765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473765" officeooo:paragraph-rsid="00473765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47e228" officeooo:paragraph-rsid="0047e228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48f7c3" officeooo:paragraph-rsid="004a43f1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4a43f1" officeooo:paragraph-rsid="004ae22b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4ae22b" officeooo:paragraph-rsid="004c7849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4c7849" officeooo:paragraph-rsid="004c7849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4f1fbf" officeooo:paragraph-rsid="004f768e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511bec" officeooo:paragraph-rsid="005163f1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53615b" officeooo:paragraph-rsid="00540319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544173" officeooo:paragraph-rsid="0055c2f2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55c2f2" officeooo:paragraph-rsid="0055c2f2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58fba3" officeooo:paragraph-rsid="00599771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599771" officeooo:paragraph-rsid="00599771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5b3c9b" officeooo:paragraph-rsid="005e09e3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5c2b78" officeooo:paragraph-rsid="005c2b78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5e09e3" officeooo:paragraph-rsid="005e09e3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5f28cd" officeooo:paragraph-rsid="0061024b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5f28cd" officeooo:paragraph-rsid="00622353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622353" officeooo:paragraph-rsid="0066914f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634ad1" officeooo:paragraph-rsid="00634ad1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634ad1" officeooo:paragraph-rsid="0066914f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64004e" officeooo:paragraph-rsid="0066914f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paragraph-rsid="002ef976"/>
    </style:style>
    <style:style style:name="P66" style:family="paragraph" style:parent-style-name="Standard">
      <style:paragraph-properties fo:line-height="150%"/>
      <style:text-properties style:font-name="Ubuntu" fo:font-size="14pt" officeooo:paragraph-rsid="004c7849"/>
    </style:style>
    <style:style style:name="P67" style:family="paragraph" style:parent-style-name="Standard">
      <style:paragraph-properties fo:line-height="150%"/>
      <style:text-properties style:font-name="Ubuntu" fo:font-size="14pt" officeooo:paragraph-rsid="004f768e"/>
    </style:style>
    <style:style style:name="P68" style:family="paragraph" style:parent-style-name="Standard">
      <style:paragraph-properties fo:line-height="150%"/>
      <style:text-properties style:font-name="Ubuntu" fo:font-size="14pt" officeooo:paragraph-rsid="00511bec"/>
    </style:style>
    <style:style style:name="P69" style:family="paragraph" style:parent-style-name="Standard">
      <style:paragraph-properties fo:line-height="150%"/>
      <style:text-properties style:font-name="Ubuntu" fo:font-size="14pt" officeooo:paragraph-rsid="0053615b"/>
    </style:style>
    <style:style style:name="P70" style:family="paragraph" style:parent-style-name="Standard">
      <style:paragraph-properties fo:line-height="150%"/>
      <style:text-properties style:font-name="Ubuntu" fo:font-size="14pt" officeooo:paragraph-rsid="00544173"/>
    </style:style>
    <style:style style:name="P71" style:family="paragraph" style:parent-style-name="Standard">
      <style:paragraph-properties fo:line-height="150%"/>
      <style:text-properties style:font-name="Ubuntu" fo:font-size="14pt" officeooo:paragraph-rsid="0058fba3"/>
    </style:style>
    <style:style style:name="P72" style:family="paragraph" style:parent-style-name="Standard">
      <style:paragraph-properties fo:line-height="150%"/>
      <style:text-properties style:font-name="Ubuntu" fo:font-size="14pt" officeooo:paragraph-rsid="005f28cd"/>
    </style:style>
    <style:style style:name="P73" style:family="paragraph" style:parent-style-name="Standard">
      <style:paragraph-properties fo:line-height="150%"/>
      <style:text-properties style:font-name="Ubuntu" fo:font-size="14pt" officeooo:rsid="00473765" officeooo:paragraph-rsid="00473765" fo:background-color="#dddddd" style:font-size-asian="14pt" style:font-size-complex="14pt"/>
    </style:style>
    <style:style style:name="P74" style:family="paragraph" style:parent-style-name="Standard">
      <style:paragraph-properties fo:line-height="150%"/>
      <style:text-properties style:font-name="Ubuntu" fo:font-size="14pt" officeooo:rsid="0048f7c3" officeooo:paragraph-rsid="0048f7c3" fo:background-color="#dddddd" style:font-size-asian="14pt" style:font-size-complex="14pt"/>
    </style:style>
    <style:style style:name="P75" style:family="paragraph" style:parent-style-name="Standard">
      <style:paragraph-properties fo:line-height="150%"/>
      <style:text-properties style:font-name="Ubuntu" fo:font-size="14pt" officeooo:rsid="004a43f1" officeooo:paragraph-rsid="004a43f1" fo:background-color="#dddddd" style:font-size-asian="14pt" style:font-size-complex="14pt"/>
    </style:style>
    <style:style style:name="P76" style:family="paragraph" style:parent-style-name="Standard">
      <style:paragraph-properties fo:line-height="150%"/>
      <style:text-properties style:font-name="Ubuntu" fo:font-size="14pt" officeooo:rsid="004ae22b" officeooo:paragraph-rsid="004ae22b" fo:background-color="#dddddd" style:font-size-asian="14pt" style:font-size-complex="14pt"/>
    </style:style>
    <style:style style:name="P77" style:family="paragraph" style:parent-style-name="Standard">
      <style:paragraph-properties fo:line-height="150%"/>
      <style:text-properties style:font-name="Ubuntu" fo:font-size="14pt" officeooo:rsid="004f1fbf" officeooo:paragraph-rsid="004f1fbf" fo:background-color="#dddddd" style:font-size-asian="14pt" style:font-size-complex="14pt"/>
    </style:style>
    <style:style style:name="P78" style:family="paragraph" style:parent-style-name="Standard">
      <style:paragraph-properties fo:line-height="150%"/>
      <style:text-properties style:font-name="Ubuntu" fo:font-size="14pt" officeooo:rsid="004f768e" officeooo:paragraph-rsid="004f768e" fo:background-color="#dddddd" style:font-size-asian="14pt" style:font-size-complex="14pt"/>
    </style:style>
    <style:style style:name="P79" style:family="paragraph" style:parent-style-name="Standard">
      <style:paragraph-properties fo:line-height="150%"/>
      <style:text-properties style:font-name="Ubuntu" fo:font-size="14pt" officeooo:rsid="00511bec" officeooo:paragraph-rsid="00511bec" fo:background-color="#dddddd" style:font-size-asian="14pt" style:font-size-complex="14pt"/>
    </style:style>
    <style:style style:name="P80" style:family="paragraph" style:parent-style-name="Standard">
      <style:paragraph-properties fo:line-height="150%"/>
      <style:text-properties style:font-name="Ubuntu" fo:font-size="14pt" officeooo:rsid="005163f1" officeooo:paragraph-rsid="005163f1" fo:background-color="#dddddd" style:font-size-asian="14pt" style:font-size-complex="14pt"/>
    </style:style>
    <style:style style:name="P81" style:family="paragraph" style:parent-style-name="Standard">
      <style:paragraph-properties fo:line-height="150%"/>
      <style:text-properties style:font-name="Ubuntu" fo:font-size="14pt" officeooo:rsid="00540b48" officeooo:paragraph-rsid="00540b48" fo:background-color="#dddddd" style:font-size-asian="14pt" style:font-size-complex="14pt"/>
    </style:style>
    <style:style style:name="P82" style:family="paragraph" style:parent-style-name="Standard">
      <style:paragraph-properties fo:line-height="150%"/>
      <style:text-properties style:font-name="Ubuntu" fo:font-size="14pt" officeooo:rsid="0055c2f2" officeooo:paragraph-rsid="0055c2f2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style:font-name="Ubuntu" fo:font-size="14pt" officeooo:rsid="00599771" officeooo:paragraph-rsid="00599771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style:font-name="Ubuntu" fo:font-size="14pt" officeooo:rsid="005e09e3" officeooo:paragraph-rsid="005e09e3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style:font-name="Ubuntu" fo:font-size="14pt" officeooo:rsid="00622353" officeooo:paragraph-rsid="00622353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style:font-name="Ubuntu" fo:font-size="14pt" officeooo:rsid="00634ad1" officeooo:paragraph-rsid="00634ad1" fo:background-color="#dddddd" style:font-size-asian="14pt" style:font-size-complex="14pt"/>
    </style:style>
    <style:style style:name="P87" style:family="paragraph" style:parent-style-name="Standard">
      <style:paragraph-properties fo:line-height="150%"/>
      <style:text-properties style:font-name="Ubuntu" fo:font-size="14pt" officeooo:rsid="0064004e" officeooo:paragraph-rsid="0064004e" fo:background-color="#dddddd" style:font-size-asian="14pt" style:font-size-complex="14pt"/>
    </style:style>
    <style:style style:name="P88" style:family="paragraph" style:parent-style-name="Standard">
      <style:paragraph-properties fo:line-height="150%"/>
      <style:text-properties style:font-name="Ubuntu" fo:font-size="14pt" officeooo:rsid="004f768e" officeooo:paragraph-rsid="004f768e" fo:background-color="#dddddd"/>
    </style:style>
    <style:style style:name="P89" style:family="paragraph" style:parent-style-name="Standard">
      <style:paragraph-properties fo:line-height="150%"/>
      <style:text-properties style:font-name="Ubuntu" fo:font-size="14pt" officeooo:rsid="0053615b" officeooo:paragraph-rsid="0053615b" fo:background-color="#dddddd"/>
    </style:style>
    <style:style style:name="P90" style:family="paragraph" style:parent-style-name="Standard">
      <style:paragraph-properties fo:line-height="150%"/>
      <style:text-properties style:font-name="Ubuntu" fo:font-size="14pt" officeooo:rsid="00544173" officeooo:paragraph-rsid="00544173" fo:background-color="#dddddd"/>
    </style:style>
    <style:style style:name="P91" style:family="paragraph" style:parent-style-name="Standard">
      <style:paragraph-properties fo:line-height="150%"/>
      <style:text-properties style:font-name="Ubuntu" fo:font-size="14pt" officeooo:rsid="0058fba3" officeooo:paragraph-rsid="0058fba3" fo:background-color="#dddddd"/>
    </style:style>
    <style:style style:name="P92" style:family="paragraph" style:parent-style-name="Standard">
      <style:paragraph-properties fo:line-height="150%"/>
      <style:text-properties style:font-name="Ubuntu" fo:font-size="14pt" officeooo:rsid="005f28cd" officeooo:paragraph-rsid="005f28cd" fo:background-color="#dddddd"/>
    </style:style>
    <style:style style:name="P93" style:family="paragraph" style:parent-style-name="Standard">
      <style:paragraph-properties fo:line-height="150%"/>
      <style:text-properties officeooo:paragraph-rsid="004c7849"/>
    </style:style>
    <style:style style:name="P94" style:family="paragraph" style:parent-style-name="Standard">
      <style:paragraph-properties fo:line-height="150%"/>
      <style:text-properties fo:color="#000000" loext:opacity="100%" style:font-name="Ubuntu" fo:font-size="14pt" officeooo:paragraph-rsid="0036a818" style:font-size-asian="14pt" style:font-size-complex="14pt"/>
    </style:style>
    <style:style style:name="P95" style:family="paragraph" style:parent-style-name="Standard">
      <style:paragraph-properties fo:line-height="150%"/>
      <style:text-properties fo:color="#000000" loext:opacity="100%" style:font-name="Ubuntu" fo:font-size="14pt" officeooo:rsid="0048f7c3" officeooo:paragraph-rsid="0048f7c3" fo:background-color="#dddddd" style:font-size-asian="14pt" style:font-size-complex="14pt"/>
    </style:style>
    <style:style style:name="P96" style:family="paragraph" style:parent-style-name="Standard">
      <style:paragraph-properties fo:line-height="150%"/>
      <style:text-properties fo:color="#000000" loext:opacity="100%" style:font-name="Ubuntu" fo:font-size="14pt" officeooo:rsid="0053615b" officeooo:paragraph-rsid="0053615b" fo:background-color="#dddddd" style:font-size-asian="14pt" style:font-size-complex="14pt"/>
    </style:style>
    <style:style style:name="P97" style:family="paragraph" style:parent-style-name="Standard">
      <style:paragraph-properties fo:line-height="150%"/>
      <style:text-properties fo:color="#000000" loext:opacity="100%" style:font-name="Ubuntu" fo:font-size="14pt" officeooo:paragraph-rsid="004c7849"/>
    </style:style>
    <style:style style:name="P98" style:family="paragraph" style:parent-style-name="Standard">
      <style:paragraph-properties fo:line-height="150%"/>
      <style:text-properties fo:color="#000000" loext:opacity="100%" style:font-name="Ubuntu" fo:font-size="14pt" officeooo:rsid="00473765" officeooo:paragraph-rsid="00473765" style:font-size-asian="14pt" style:font-size-complex="14pt"/>
    </style:style>
    <style:style style:name="P99" style:family="paragraph" style:parent-style-name="Standard">
      <style:paragraph-properties fo:line-height="150%"/>
      <style:text-properties fo:color="#000000" loext:opacity="100%" style:font-name="Ubuntu" fo:font-size="14pt" officeooo:paragraph-rsid="00511bec" style:font-size-asian="14pt" style:font-size-complex="14pt"/>
    </style:style>
    <style:style style:name="P100" style:family="paragraph" style:parent-style-name="Standard">
      <style:paragraph-properties fo:line-height="150%"/>
      <style:text-properties fo:color="#000000" loext:opacity="100%" style:font-name="Ubuntu" fo:font-size="14pt" officeooo:paragraph-rsid="00540319" style:font-size-asian="14pt" style:font-size-complex="14pt"/>
    </style:style>
    <style:style style:name="P101" style:family="paragraph" style:parent-style-name="Standard">
      <style:paragraph-properties fo:line-height="150%"/>
      <style:text-properties fo:color="#000000" loext:opacity="100%" style:font-name="Ubuntu" fo:font-size="14pt" officeooo:paragraph-rsid="00540b48" style:font-size-asian="14pt" style:font-size-complex="14pt"/>
    </style:style>
    <style:style style:name="T1" style:family="text">
      <style:text-properties officeooo:rsid="0013592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5924" style:font-weight-asian="bold" style:font-weight-complex="bold"/>
    </style:style>
    <style:style style:name="T4" style:family="text">
      <style:text-properties fo:font-weight="bold" officeooo:rsid="001726b2" style:font-weight-asian="bold" style:font-weight-complex="bold"/>
    </style:style>
    <style:style style:name="T5" style:family="text">
      <style:text-properties fo:font-weight="bold" officeooo:rsid="001d65d2" style:font-weight-asian="bold" style:font-weight-complex="bold"/>
    </style:style>
    <style:style style:name="T6" style:family="text">
      <style:text-properties fo:font-weight="bold" officeooo:rsid="001ec7fd" style:font-weight-asian="bold" style:font-weight-complex="bold"/>
    </style:style>
    <style:style style:name="T7" style:family="text">
      <style:text-properties fo:font-weight="bold" officeooo:rsid="0033d568" style:font-weight-asian="bold" style:font-weight-complex="bold"/>
    </style:style>
    <style:style style:name="T8" style:family="text">
      <style:text-properties fo:font-weight="bold" officeooo:rsid="0035ae79" style:font-weight-asian="bold" style:font-weight-complex="bold"/>
    </style:style>
    <style:style style:name="T9" style:family="text">
      <style:text-properties fo:font-weight="bold" officeooo:rsid="003d8e42" style:font-weight-asian="bold" style:font-weight-complex="bold"/>
    </style:style>
    <style:style style:name="T10" style:family="text">
      <style:text-properties fo:font-weight="bold" officeooo:rsid="002ef976" style:font-weight-asian="bold" style:font-weight-complex="bold"/>
    </style:style>
    <style:style style:name="T11" style:family="text">
      <style:text-properties fo:font-weight="bold" officeooo:rsid="00437f93" style:font-weight-asian="bold" style:font-weight-complex="bold"/>
    </style:style>
    <style:style style:name="T12" style:family="text">
      <style:text-properties fo:font-weight="bold" officeooo:rsid="00473765" style:font-weight-asian="bold" style:font-weight-complex="bold"/>
    </style:style>
    <style:style style:name="T13" style:family="text">
      <style:text-properties fo:font-weight="bold" officeooo:rsid="001d65d2" style:font-size-asian="14pt" style:font-weight-asian="bold" style:font-size-complex="14pt" style:font-weight-complex="bold"/>
    </style:style>
    <style:style style:name="T14" style:family="text">
      <style:text-properties fo:font-weight="bold" officeooo:rsid="003a706a" style:font-size-asian="14pt" style:font-weight-asian="bold" style:font-size-complex="14pt" style:font-weight-complex="bold"/>
    </style:style>
    <style:style style:name="T15" style:family="text">
      <style:text-properties fo:font-weight="bold" officeooo:rsid="003d5aa9" style:font-size-asian="14pt" style:font-weight-asian="bold" style:font-size-complex="14pt" style:font-weight-complex="bold"/>
    </style:style>
    <style:style style:name="T16" style:family="text">
      <style:text-properties fo:font-weight="bold" officeooo:rsid="00473765" style:font-size-asian="14pt" style:font-weight-asian="bold" style:font-size-complex="14pt" style:font-weight-complex="bold"/>
    </style:style>
    <style:style style:name="T17" style:family="text">
      <style:text-properties fo:font-weight="bold" officeooo:rsid="004c7849" style:font-size-asian="14pt" style:font-weight-asian="bold" style:font-size-complex="14pt" style:font-weight-complex="bold"/>
    </style:style>
    <style:style style:name="T18" style:family="text">
      <style:text-properties fo:font-weight="bold" officeooo:rsid="004f768e" style:font-size-asian="14pt" style:font-weight-asian="bold" style:font-size-complex="14pt" style:font-weight-complex="bold"/>
    </style:style>
    <style:style style:name="T19" style:family="text">
      <style:text-properties fo:font-weight="bold" officeooo:rsid="0050b0e0" style:font-size-asian="14pt" style:font-weight-asian="bold" style:font-size-complex="14pt" style:font-weight-complex="bold"/>
    </style:style>
    <style:style style:name="T20" style:family="text">
      <style:text-properties officeooo:rsid="0014fecc"/>
    </style:style>
    <style:style style:name="T21" style:family="text">
      <style:text-properties fo:font-variant="normal" fo:text-transform="none" fo:color="#000000" loext:opacity="100%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23" style:family="text">
      <style:text-properties fo:font-variant="normal" fo:text-transform="none" fo:color="#000000" loext:opacity="100%" style:font-name="Ubuntu" fo:letter-spacing="normal" fo:font-style="normal" fo:font-weight="normal" style:font-size-asian="14pt" style:font-size-complex="14pt"/>
    </style:style>
    <style:style style:name="T24" style:family="text">
      <style:text-properties fo:font-variant="normal" fo:text-transform="none" fo:color="#000000" loext:opacity="100%" style:font-name="Ubuntu" fo:letter-spacing="normal" fo:font-style="normal" fo:font-weight="normal" officeooo:rsid="002ef976" style:font-size-asian="14pt" style:font-size-complex="14pt"/>
    </style:style>
    <style:style style:name="T25" style:family="text">
      <style:text-properties fo:font-variant="normal" fo:text-transform="none" fo:color="#000000" loext:opacity="100%" style:font-name="Ubuntu" fo:letter-spacing="normal" fo:font-style="normal" fo:font-weight="normal" officeooo:rsid="003bf688" style:font-size-asian="14pt" style:font-size-complex="14pt"/>
    </style:style>
    <style:style style:name="T26" style:family="text">
      <style:text-properties fo:font-variant="normal" fo:text-transform="none" fo:color="#000000" loext:opacity="100%" style:font-name="Ubuntu" fo:letter-spacing="normal" fo:font-style="normal" fo:font-weight="normal" officeooo:rsid="003d8e42" style:font-size-asian="14pt" style:font-size-complex="14pt"/>
    </style:style>
    <style:style style:name="T27" style:family="text">
      <style:text-properties fo:font-variant="normal" fo:text-transform="none" fo:color="#000000" loext:opacity="100%" style:font-name="Ubuntu" fo:letter-spacing="normal" fo:font-style="normal" fo:font-weight="normal" officeooo:rsid="003ef8ed" style:font-size-asian="14pt" style:font-size-complex="14pt"/>
    </style:style>
    <style:style style:name="T28" style:family="text">
      <style:text-properties fo:font-variant="normal" fo:text-transform="none" fo:color="#000000" loext:opacity="100%" style:font-name="Ubuntu" fo:letter-spacing="normal" fo:font-style="normal" fo:font-weight="normal" officeooo:rsid="002ef976"/>
    </style:style>
    <style:style style:name="T29" style:family="text">
      <style:text-properties fo:font-variant="normal" fo:text-transform="none" fo:color="#000000" loext:opacity="100%" style:font-name="Ubuntu" fo:letter-spacing="normal" fo:font-style="normal" fo:font-weight="normal" officeooo:rsid="00437f93"/>
    </style:style>
    <style:style style:name="T30" style:family="text">
      <style:text-properties fo:font-variant="normal" fo:text-transform="none" fo:color="#000000" loext:opacity="100%" style:font-name="Ubuntu" fo:letter-spacing="normal" fo:font-style="normal" fo:font-weight="normal"/>
    </style:style>
    <style:style style:name="T31" style:family="text">
      <style:text-properties fo:font-variant="normal" fo:text-transform="none" fo:color="#000000" loext:opacity="100%" style:font-name="Ubuntu" fo:letter-spacing="normal" fo:font-style="normal" fo:font-weight="normal" style:font-size-asian="14pt" style:font-size-complex="14pt"/>
    </style:style>
    <style:style style:name="T32" style:family="text">
      <style:text-properties fo:font-variant="normal" fo:text-transform="none" fo:color="#000000" loext:opacity="100%" style:font-name="Ubuntu" fo:letter-spacing="normal" fo:font-style="normal" fo:font-weight="normal" officeooo:rsid="00473765" style:font-size-asian="14pt" style:font-size-complex="14pt"/>
    </style:style>
    <style:style style:name="T33" style:family="text">
      <style:text-properties fo:font-variant="normal" fo:text-transform="none" fo:color="#000000" loext:opacity="100%" style:font-name="Ubuntu" fo:letter-spacing="normal" fo:font-style="normal" fo:font-weight="normal" officeooo:rsid="004f768e" style:font-size-asian="14pt" style:font-size-complex="14pt"/>
    </style:style>
    <style:style style:name="T34" style:family="text">
      <style:text-properties fo:font-variant="normal" fo:text-transform="none" fo:color="#000000" loext:opacity="100%" style:font-name="Ubuntu" fo:letter-spacing="normal" fo:font-style="normal" fo:font-weight="normal" officeooo:rsid="00511bec" style:font-size-asian="14pt" style:font-size-complex="14pt"/>
    </style:style>
    <style:style style:name="T35" style:family="text">
      <style:text-properties fo:font-variant="normal" fo:text-transform="none" fo:color="#000000" loext:opacity="100%" style:font-name="Ubuntu" fo:letter-spacing="normal" fo:font-style="normal" fo:font-weight="normal" officeooo:rsid="003d714e" style:font-size-asian="14pt" style:font-size-complex="14pt"/>
    </style:style>
    <style:style style:name="T36" style:family="text">
      <style:text-properties fo:font-variant="normal" fo:text-transform="none" fo:color="#000000" loext:opacity="100%" style:font-name="Ubuntu" fo:letter-spacing="normal" fo:font-style="normal" fo:font-weight="normal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loext:opacity="100%" style:font-name="Ubuntu" fo:letter-spacing="normal" fo:font-style="normal" fo:font-weight="normal" officeooo:rsid="003d714e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loext:opacity="100%" style:font-name="Ubuntu" fo:letter-spacing="normal" fo:font-style="normal" fo:font-weight="normal" officeooo:rsid="00544173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loext:opacity="100%" style:font-name="Ubuntu" fo:letter-spacing="normal" fo:font-style="normal" fo:font-weight="normal" officeooo:rsid="00473765"/>
    </style:style>
    <style:style style:name="T40" style:family="text">
      <style:text-properties fo:font-variant="normal" fo:text-transform="none" fo:color="#000000" loext:opacity="100%" style:font-name="Ubuntu" fo:letter-spacing="normal" fo:font-style="normal" fo:font-weight="normal" officeooo:rsid="003d714e"/>
    </style:style>
    <style:style style:name="T41" style:family="text">
      <style:text-properties fo:font-variant="normal" fo:text-transform="none" fo:color="#000000" loext:opacity="100%" style:font-name="Ubuntu" fo:letter-spacing="normal" fo:font-style="normal" fo:font-weight="normal" style:font-weight-asian="normal" style:font-weight-complex="normal"/>
    </style:style>
    <style:style style:name="T42" style:family="text">
      <style:text-properties fo:font-variant="normal" fo:text-transform="none" fo:color="#000000" loext:opacity="100%" style:font-name="Ubuntu" fo:letter-spacing="normal" fo:font-style="normal" fo:font-weight="normal" officeooo:rsid="003d714e" style:font-weight-asian="normal" style:font-weight-complex="normal"/>
    </style:style>
    <style:style style:name="T43" style:family="text">
      <style:text-properties fo:font-variant="normal" fo:text-transform="none" fo:color="#000000" loext:opacity="100%" style:font-name="Ubuntu" fo:letter-spacing="normal" fo:font-style="normal" fo:font-weight="normal" officeooo:rsid="005163f1" style:font-weight-asian="normal" style:font-weight-complex="normal"/>
    </style:style>
    <style:style style:name="T44" style:family="text">
      <style:text-properties fo:font-variant="normal" fo:text-transform="none" fo:color="#000000" loext:opacity="100%" style:font-name="Ubuntu" fo:letter-spacing="normal" fo:font-style="normal" fo:font-weight="normal" officeooo:rsid="00634ad1" style:font-weight-asian="normal" style:font-weight-complex="normal"/>
    </style:style>
    <style:style style:name="T45" style:family="text">
      <style:text-properties fo:font-variant="normal" fo:text-transform="none" fo:color="#000000" loext:opacity="100%" style:font-name="Ubuntu" fo:letter-spacing="normal" fo:font-style="normal" fo:font-weight="normal" officeooo:rsid="0066914f" style:font-weight-asian="normal" style:font-weight-complex="normal"/>
    </style:style>
    <style:style style:name="T46" style:family="text">
      <style:text-properties fo:font-variant="normal" fo:text-transform="none" fo:color="#000000" loext:opacity="100%" style:font-name="Ubuntu" fo:letter-spacing="normal" fo:font-style="normal" fo:font-weight="normal" officeooo:rsid="00540b48"/>
    </style:style>
    <style:style style:name="T47" style:family="text">
      <style:text-properties fo:font-variant="normal" fo:text-transform="none" fo:color="#000000" loext:opacity="100%" style:font-name="Ubuntu" fo:letter-spacing="normal" fo:font-style="normal" fo:font-weight="normal" officeooo:rsid="0064004e"/>
    </style:style>
    <style:style style:name="T48" style:family="text">
      <style:text-properties fo:font-variant="normal" fo:text-transform="none" fo:color="#000000" loext:opacity="100%" style:font-name="Ubuntu" fo:letter-spacing="normal" fo:font-style="normal" fo:font-weight="normal" officeooo:rsid="0066914f"/>
    </style:style>
    <style:style style:name="T49" style:family="text">
      <style:text-properties fo:font-variant="normal" fo:text-transform="none" fo:color="#000000" loext:opacity="100%" style:font-name="Ubuntu" fo:font-size="10.9499998092651pt" fo:letter-spacing="normal" fo:font-style="normal" fo:font-weight="normal"/>
    </style:style>
    <style:style style:name="T50" style:family="text">
      <style:text-properties fo:font-variant="normal" fo:text-transform="none" fo:color="#000000" loext:opacity="100%" style:font-name="Ubuntu" fo:font-size="10.9499998092651pt" fo:letter-spacing="normal" fo:font-style="normal" fo:font-weight="normal" officeooo:rsid="003d714e"/>
    </style:style>
    <style:style style:name="T51" style:family="text">
      <style:text-properties fo:font-variant="normal" fo:text-transform="none" fo:letter-spacing="normal" fo:font-style="normal" fo:font-weight="normal"/>
    </style:style>
    <style:style style:name="T52" style:family="text">
      <style:text-properties fo:font-variant="normal" fo:text-transform="none" fo:letter-spacing="normal" fo:font-style="normal" fo:font-weight="normal" officeooo:rsid="0033d568"/>
    </style:style>
    <style:style style:name="T53" style:family="text">
      <style:text-properties fo:font-variant="normal" fo:text-transform="none" fo:letter-spacing="normal" fo:font-style="normal" fo:font-weight="normal" officeooo:rsid="0035ae79"/>
    </style:style>
    <style:style style:name="T54" style:family="text">
      <style:text-properties fo:font-variant="normal" fo:text-transform="none" fo:letter-spacing="normal" fo:font-style="normal" fo:font-weight="normal" officeooo:rsid="00511bec"/>
    </style:style>
    <style:style style:name="T55" style:family="text">
      <style:text-properties fo:font-variant="normal" fo:text-transform="none" fo:letter-spacing="normal" fo:font-style="normal" fo:font-weight="normal" officeooo:rsid="00540b48"/>
    </style:style>
    <style:style style:name="T56" style:family="text">
      <style:text-properties fo:font-variant="normal" fo:text-transform="none" fo:letter-spacing="normal" fo:font-style="normal" fo:font-weight="bold" officeooo:rsid="00511bec" style:font-weight-asian="bold" style:font-weight-complex="bold"/>
    </style:style>
    <style:style style:name="T57" style:family="text">
      <style:text-properties fo:font-variant="normal" fo:text-transform="none" fo:letter-spacing="normal" fo:font-style="normal" fo:font-weight="bold" officeooo:rsid="00540b48" style:font-weight-asian="bold" style:font-weight-complex="bold"/>
    </style:style>
    <style:style style:name="T58" style:family="text">
      <style:text-properties fo:font-variant="normal" fo:text-transform="none" style:font-name="Ubuntu" fo:letter-spacing="normal" fo:font-style="normal" fo:font-weight="normal" style:font-size-asian="14pt" style:font-size-complex="14pt"/>
    </style:style>
    <style:style style:name="T59" style:family="text">
      <style:text-properties fo:font-variant="normal" fo:text-transform="none" style:font-name="Ubuntu" fo:letter-spacing="normal" fo:font-style="normal" fo:font-weight="normal" style:font-weight-asian="normal" style:font-weight-complex="normal"/>
    </style:style>
    <style:style style:name="T60" style:family="text">
      <style:text-properties fo:font-variant="normal" fo:text-transform="none" style:font-name="Ubuntu" fo:letter-spacing="normal" fo:font-style="normal" fo:font-weight="normal" officeooo:rsid="003d714e" style:font-weight-asian="normal" style:font-weight-complex="normal"/>
    </style:style>
    <style:style style:name="T61" style:family="text">
      <style:text-properties officeooo:rsid="001726b2"/>
    </style:style>
    <style:style style:name="T62" style:family="text">
      <style:text-properties officeooo:rsid="0018dad0"/>
    </style:style>
    <style:style style:name="T63" style:family="text">
      <style:text-properties officeooo:rsid="001b7781"/>
    </style:style>
    <style:style style:name="T64" style:family="text">
      <style:text-properties officeooo:rsid="001d65d2"/>
    </style:style>
    <style:style style:name="T65" style:family="text">
      <style:text-properties officeooo:rsid="001e2f62"/>
    </style:style>
    <style:style style:name="T66" style:family="text">
      <style:text-properties officeooo:rsid="001e8b26"/>
    </style:style>
    <style:style style:name="T67" style:family="text">
      <style:text-properties officeooo:rsid="001ec7fd"/>
    </style:style>
    <style:style style:name="T68" style:family="text">
      <style:text-properties style:font-size-asian="14pt" style:font-size-complex="14pt"/>
    </style:style>
    <style:style style:name="T69" style:family="text">
      <style:text-properties officeooo:rsid="001d65d2" style:font-size-asian="14pt" style:font-size-complex="14pt"/>
    </style:style>
    <style:style style:name="T70" style:family="text">
      <style:text-properties officeooo:rsid="001ec7fd" style:font-size-asian="14pt" style:font-size-complex="14pt"/>
    </style:style>
    <style:style style:name="T71" style:family="text">
      <style:text-properties officeooo:rsid="003a706a" style:font-size-asian="14pt" style:font-size-complex="14pt"/>
    </style:style>
    <style:style style:name="T72" style:family="text">
      <style:text-properties officeooo:rsid="003bf688" style:font-size-asian="14pt" style:font-size-complex="14pt"/>
    </style:style>
    <style:style style:name="T73" style:family="text">
      <style:text-properties officeooo:rsid="003d5aa9" style:font-size-asian="14pt" style:font-size-complex="14pt"/>
    </style:style>
    <style:style style:name="T74" style:family="text">
      <style:text-properties officeooo:rsid="003d714e" style:font-size-asian="14pt" style:font-size-complex="14pt"/>
    </style:style>
    <style:style style:name="T75" style:family="text">
      <style:text-properties officeooo:rsid="002ef976" style:font-size-asian="14pt" style:font-size-complex="14pt"/>
    </style:style>
    <style:style style:name="T76" style:family="text">
      <style:text-properties officeooo:rsid="00473765" style:font-size-asian="14pt" style:font-size-complex="14pt"/>
    </style:style>
    <style:style style:name="T77" style:family="text">
      <style:text-properties officeooo:rsid="004ae22b" style:font-size-asian="14pt" style:font-size-complex="14pt"/>
    </style:style>
    <style:style style:name="T78" style:family="text">
      <style:text-properties officeooo:rsid="004c7849" style:font-size-asian="14pt" style:font-size-complex="14pt"/>
    </style:style>
    <style:style style:name="T79" style:family="text">
      <style:text-properties officeooo:rsid="004f768e" style:font-size-asian="14pt" style:font-size-complex="14pt"/>
    </style:style>
    <style:style style:name="T80" style:family="text">
      <style:text-properties officeooo:rsid="0050b0e0" style:font-size-asian="14pt" style:font-size-complex="14pt"/>
    </style:style>
    <style:style style:name="T81" style:family="text">
      <style:text-properties officeooo:rsid="00511bec" style:font-size-asian="14pt" style:font-size-complex="14pt"/>
    </style:style>
    <style:style style:name="T82" style:family="text">
      <style:text-properties officeooo:rsid="001f53cb"/>
    </style:style>
    <style:style style:name="T83" style:family="text">
      <style:text-properties officeooo:rsid="00249c16"/>
    </style:style>
    <style:style style:name="T84" style:family="text">
      <style:text-properties officeooo:rsid="002830fd"/>
    </style:style>
    <style:style style:name="T85" style:family="text">
      <style:text-properties officeooo:rsid="00291f85"/>
    </style:style>
    <style:style style:name="T86" style:family="text">
      <style:text-properties officeooo:rsid="00297001"/>
    </style:style>
    <style:style style:name="T87" style:family="text">
      <style:text-properties officeooo:rsid="00299a61"/>
    </style:style>
    <style:style style:name="T88" style:family="text">
      <style:text-properties officeooo:rsid="002c4901"/>
    </style:style>
    <style:style style:name="T89" style:family="text">
      <style:text-properties style:font-name="Ubuntu" fo:font-size="14pt" officeooo:rsid="004ae22b" style:font-size-asian="14pt" style:font-size-complex="14pt"/>
    </style:style>
    <style:style style:name="T90" style:family="text">
      <style:text-properties style:font-name="Ubuntu" fo:font-size="14pt" fo:font-weight="bold" officeooo:rsid="004c7849" style:font-size-asian="14pt" style:font-weight-asian="bold" style:font-size-complex="14pt" style:font-weight-complex="bold"/>
    </style:style>
    <style:style style:name="T91" style:family="text">
      <style:text-properties officeooo:rsid="002ef976"/>
    </style:style>
    <style:style style:name="T92" style:family="text">
      <style:text-properties officeooo:rsid="00307c97"/>
    </style:style>
    <style:style style:name="T93" style:family="text">
      <style:text-properties officeooo:rsid="00317063"/>
    </style:style>
    <style:style style:name="T94" style:family="text">
      <style:text-properties officeooo:rsid="0033d568"/>
    </style:style>
    <style:style style:name="T95" style:family="text">
      <style:text-properties officeooo:rsid="0035ae79"/>
    </style:style>
    <style:style style:name="T96" style:family="text">
      <style:text-properties officeooo:rsid="0036a818"/>
    </style:style>
    <style:style style:name="T97" style:family="text">
      <style:text-properties fo:color="#000000" loext:opacity="100%" style:font-name="Ubuntu"/>
    </style:style>
    <style:style style:name="T98" style:family="text">
      <style:text-properties fo:color="#000000" loext:opacity="100%" style:font-name="Ubuntu" officeooo:rsid="0033d568"/>
    </style:style>
    <style:style style:name="T99" style:family="text">
      <style:text-properties fo:color="#000000" loext:opacity="100%" style:font-name="Ubuntu" officeooo:rsid="003d714e" style:font-size-asian="14pt" style:font-size-complex="14pt"/>
    </style:style>
    <style:style style:name="T100" style:family="text">
      <style:text-properties fo:color="#000000" loext:opacity="100%" style:font-name="Ubuntu" officeooo:rsid="00437f93"/>
    </style:style>
    <style:style style:name="T101" style:family="text">
      <style:text-properties fo:color="#000000" loext:opacity="100%" style:font-name="Ubuntu"/>
    </style:style>
    <style:style style:name="T102" style:family="text">
      <style:text-properties fo:color="#000000" loext:opacity="100%" style:font-name="Ubuntu" officeooo:rsid="00473765" style:font-size-asian="14pt" style:font-size-complex="14pt"/>
    </style:style>
    <style:style style:name="T103" style:family="text">
      <style:text-properties fo:color="#000000" loext:opacity="100%" style:font-name="Ubuntu" officeooo:rsid="004c7849" style:font-size-asian="14pt" style:font-size-complex="14pt"/>
    </style:style>
    <style:style style:name="T104" style:family="text">
      <style:text-properties fo:color="#000000" loext:opacity="100%" style:font-name="Ubuntu" officeooo:rsid="004f768e" style:font-size-asian="14pt" style:font-size-complex="14pt"/>
    </style:style>
    <style:style style:name="T105" style:family="text">
      <style:text-properties fo:color="#000000" loext:opacity="100%" style:font-name="Ubuntu" officeooo:rsid="003d714e" style:font-size-asian="14pt" style:font-size-complex="14pt"/>
    </style:style>
    <style:style style:name="T106" style:family="text">
      <style:text-properties fo:color="#000000" loext:opacity="100%" style:font-name="Ubuntu" officeooo:rsid="00540b48" style:font-size-asian="14pt" style:font-size-complex="14pt"/>
    </style:style>
    <style:style style:name="T107" style:family="text">
      <style:text-properties fo:color="#000000" loext:opacity="100%" style:font-name="Ubuntu" officeooo:rsid="00544173" style:font-size-asian="14pt" style:font-size-complex="14pt"/>
    </style:style>
    <style:style style:name="T108" style:family="text">
      <style:text-properties fo:color="#000000" loext:opacity="100%" style:font-name="Ubuntu" officeooo:rsid="0055c2f2" style:font-size-asian="14pt" style:font-size-complex="14pt"/>
    </style:style>
    <style:style style:name="T109" style:family="text">
      <style:text-properties fo:color="#000000" loext:opacity="100%" style:font-name="Ubuntu" officeooo:rsid="0058fba3" style:font-size-asian="14pt" style:font-size-complex="14pt"/>
    </style:style>
    <style:style style:name="T110" style:family="text">
      <style:text-properties fo:color="#000000" loext:opacity="100%" style:font-name="Ubuntu" officeooo:rsid="005e09e3" style:font-size-asian="14pt" style:font-size-complex="14pt"/>
    </style:style>
    <style:style style:name="T111" style:family="text">
      <style:text-properties fo:color="#000000" loext:opacity="100%" style:font-name="Ubuntu" officeooo:rsid="005f28cd" style:font-size-asian="14pt" style:font-size-complex="14pt"/>
    </style:style>
    <style:style style:name="T112" style:family="text">
      <style:text-properties fo:color="#000000" loext:opacity="100%" style:font-name="Ubuntu" fo:font-size="14pt" style:font-size-asian="14pt" style:font-size-complex="14pt"/>
    </style:style>
    <style:style style:name="T113" style:family="text">
      <style:text-properties fo:color="#000000" loext:opacity="100%" style:font-name="Ubuntu" fo:font-size="14pt" officeooo:rsid="004c7849" style:font-size-asian="14pt" style:font-size-complex="14pt"/>
    </style:style>
    <style:style style:name="T114" style:family="text">
      <style:text-properties fo:color="#000000" loext:opacity="100%" style:font-name="Ubuntu" fo:font-size="14pt" officeooo:rsid="003d714e"/>
    </style:style>
    <style:style style:name="T115" style:family="text">
      <style:text-properties fo:color="#000000" loext:opacity="100%" style:font-name="Ubuntu" officeooo:rsid="004e718d"/>
    </style:style>
    <style:style style:name="T116" style:family="text">
      <style:text-properties fo:color="#000000" loext:opacity="100%" style:font-name="Ubuntu" officeooo:rsid="004f1fbf"/>
    </style:style>
    <style:style style:name="T117" style:family="text">
      <style:text-properties fo:color="#000000" loext:opacity="100%" style:font-name="Ubuntu" officeooo:rsid="003d714e"/>
    </style:style>
    <style:style style:name="T118" style:family="text">
      <style:text-properties fo:color="#000000" loext:opacity="100%" style:font-name="Ubuntu" fo:font-weight="bold" style:font-weight-asian="bold" style:font-weight-complex="bold"/>
    </style:style>
    <style:style style:name="T119" style:family="text">
      <style:text-properties fo:color="#000000" loext:opacity="100%" style:font-name="Ubuntu" fo:font-weight="bold" officeooo:rsid="003d714e" style:font-weight-asian="bold" style:font-weight-complex="bold"/>
    </style:style>
    <style:style style:name="T120" style:family="text">
      <style:text-properties fo:color="#000000" loext:opacity="100%" style:font-name="Ubuntu" fo:font-weight="bold" officeooo:rsid="0061024b" style:font-weight-asian="bold" style:font-weight-complex="bold"/>
    </style:style>
    <style:style style:name="T121" style:family="text">
      <style:text-properties fo:color="#000000" loext:opacity="100%" style:font-name="Ubuntu" fo:font-weight="bold" officeooo:rsid="003d714e" style:font-size-asian="14pt" style:font-weight-asian="bold" style:font-size-complex="14pt" style:font-weight-complex="bold"/>
    </style:style>
    <style:style style:name="T122" style:family="text">
      <style:text-properties fo:color="#000000" loext:opacity="100%" style:font-name="Ubuntu" fo:font-weight="bold" officeooo:rsid="005163f1" style:font-size-asian="14pt" style:font-weight-asian="bold" style:font-size-complex="14pt" style:font-weight-complex="bold"/>
    </style:style>
    <style:style style:name="T123" style:family="text">
      <style:text-properties fo:color="#000000" loext:opacity="100%" style:font-name="Ubuntu" fo:font-weight="bold" officeooo:rsid="00511bec" style:font-size-asian="14pt" style:font-weight-asian="bold" style:font-size-complex="14pt" style:font-weight-complex="bold"/>
    </style:style>
    <style:style style:name="T124" style:family="text">
      <style:text-properties fo:color="#000000" loext:opacity="100%" style:font-name="Ubuntu" fo:font-weight="bold" officeooo:rsid="00540b48" style:font-size-asian="14pt" style:font-weight-asian="bold" style:font-size-complex="14pt" style:font-weight-complex="bold"/>
    </style:style>
    <style:style style:name="T125" style:family="text">
      <style:text-properties fo:color="#000000" loext:opacity="100%" style:font-name="Ubuntu" fo:font-weight="bold" officeooo:rsid="0055c2f2" style:font-size-asian="14pt" style:font-weight-asian="bold" style:font-size-complex="14pt" style:font-weight-complex="bold"/>
    </style:style>
    <style:style style:name="T126" style:family="text">
      <style:text-properties fo:color="#000000" loext:opacity="100%" style:font-name="Ubuntu" fo:font-weight="bold" officeooo:rsid="005e09e3" style:font-size-asian="14pt" style:font-weight-asian="bold" style:font-size-complex="14pt" style:font-weight-complex="bold"/>
    </style:style>
    <style:style style:name="T127" style:family="text">
      <style:text-properties fo:color="#000000" loext:opacity="100%" style:font-name="Ubuntu" fo:font-weight="normal" style:font-weight-asian="normal" style:font-weight-complex="normal"/>
    </style:style>
    <style:style style:name="T128" style:family="text">
      <style:text-properties fo:color="#000000" loext:opacity="100%" style:font-name="Ubuntu" fo:font-weight="normal" officeooo:rsid="003d714e" style:font-weight-asian="normal" style:font-weight-complex="normal"/>
    </style:style>
    <style:style style:name="T129" style:family="text">
      <style:text-properties fo:color="#000000" loext:opacity="100%" style:font-name="Ubuntu" fo:font-weight="normal" officeooo:rsid="0055c2f2" style:font-weight-asian="normal" style:font-weight-complex="normal"/>
    </style:style>
    <style:style style:name="T130" style:family="text">
      <style:text-properties fo:color="#000000" loext:opacity="100%" style:font-name="Ubuntu" fo:font-weight="normal" officeooo:rsid="00599771" style:font-weight-asian="normal" style:font-weight-complex="normal"/>
    </style:style>
    <style:style style:name="T131" style:family="text">
      <style:text-properties fo:color="#000000" loext:opacity="100%" style:font-name="Ubuntu" fo:font-weight="normal" officeooo:rsid="005e09e3" style:font-weight-asian="normal" style:font-weight-complex="normal"/>
    </style:style>
    <style:style style:name="T132" style:family="text">
      <style:text-properties fo:color="#000000" loext:opacity="100%" style:font-name="Ubuntu" fo:font-weight="normal" officeooo:rsid="00634ad1" style:font-weight-asian="normal" style:font-weight-complex="normal"/>
    </style:style>
    <style:style style:name="T133" style:family="text">
      <style:text-properties fo:color="#000000" loext:opacity="100%" style:font-name="Ubuntu" fo:font-weight="normal" officeooo:rsid="0066914f" style:font-weight-asian="normal" style:font-weight-complex="normal"/>
    </style:style>
    <style:style style:name="T134" style:family="text">
      <style:text-properties fo:color="#000000" loext:opacity="100%" style:font-name="Ubuntu" fo:font-weight="normal" officeooo:rsid="003d714e" style:font-size-asian="14pt" style:font-weight-asian="normal" style:font-size-complex="14pt" style:font-weight-complex="normal"/>
    </style:style>
    <style:style style:name="T135" style:family="text">
      <style:text-properties fo:color="#000000" loext:opacity="100%" style:font-name="Ubuntu" officeooo:rsid="00540319"/>
    </style:style>
    <style:style style:name="T136" style:family="text">
      <style:text-properties fo:color="#000000" loext:opacity="100%" style:font-name="Ubuntu" officeooo:rsid="0055c2f2"/>
    </style:style>
    <style:style style:name="T137" style:family="text">
      <style:text-properties fo:color="#000000" loext:opacity="100%" style:font-name="Ubuntu" officeooo:rsid="00599771"/>
    </style:style>
    <style:style style:name="T138" style:family="text">
      <style:text-properties fo:color="#000000" loext:opacity="100%" style:font-name="Ubuntu" officeooo:rsid="005e09e3"/>
    </style:style>
    <style:style style:name="T139" style:family="text">
      <style:text-properties fo:color="#000000" loext:opacity="100%" style:font-name="Ubuntu" officeooo:rsid="0061024b"/>
    </style:style>
    <style:style style:name="T140" style:family="text">
      <style:text-properties fo:color="#000000" loext:opacity="100%" style:font-name="Ubuntu" officeooo:rsid="00634ad1"/>
    </style:style>
    <style:style style:name="T141" style:family="text">
      <style:text-properties fo:color="#000000" loext:opacity="100%" style:font-name="Ubuntu" officeooo:rsid="0064004e"/>
    </style:style>
    <style:style style:name="T142" style:family="text">
      <style:text-properties fo:color="#000000" loext:opacity="100%" fo:font-weight="bold" officeooo:rsid="00473765" style:font-weight-asian="bold" style:font-weight-complex="bold"/>
    </style:style>
    <style:style style:name="T143" style:family="text">
      <style:text-properties fo:color="#000000" loext:opacity="100%" officeooo:rsid="003d714e"/>
    </style:style>
    <style:style style:name="T144" style:family="text">
      <style:text-properties fo:color="#000000" loext:opacity="100%" officeooo:rsid="005163f1" style:font-size-asian="14pt" style:font-size-complex="14pt"/>
    </style:style>
    <style:style style:name="T145" style:family="text">
      <style:text-properties fo:color="#000000" loext:opacity="100%" officeooo:rsid="0053615b" style:font-size-asian="14pt" style:font-size-complex="14pt"/>
    </style:style>
    <style:style style:name="T146" style:family="text">
      <style:text-properties fo:color="#000000" loext:opacity="100%" officeooo:rsid="003d714e" style:font-size-asian="14pt" style:font-size-complex="14pt"/>
    </style:style>
    <style:style style:name="T147" style:family="text">
      <style:text-properties officeooo:rsid="003722e4"/>
    </style:style>
    <style:style style:name="T148" style:family="text">
      <style:text-properties officeooo:rsid="00389bd4"/>
    </style:style>
    <style:style style:name="T149" style:family="text">
      <style:text-properties officeooo:rsid="00392c3d"/>
    </style:style>
    <style:style style:name="T150" style:family="text">
      <style:text-properties officeooo:rsid="003d714e"/>
    </style:style>
    <style:style style:name="T151" style:family="text">
      <style:text-properties officeooo:rsid="003d8e42"/>
    </style:style>
    <style:style style:name="T152" style:family="text">
      <style:text-properties officeooo:rsid="0040eed7"/>
    </style:style>
    <style:style style:name="T153" style:family="text">
      <style:text-properties officeooo:rsid="00437f93"/>
    </style:style>
    <style:style style:name="T154" style:family="text">
      <style:text-properties officeooo:rsid="00455f8f"/>
    </style:style>
    <style:style style:name="T155" style:family="text">
      <style:text-properties officeooo:rsid="00473765"/>
    </style:style>
    <style:style style:name="T156" style:family="text">
      <style:text-properties officeooo:rsid="0048f7c3"/>
    </style:style>
    <style:style style:name="T157" style:family="text">
      <style:text-properties officeooo:rsid="004a43f1"/>
    </style:style>
    <style:style style:name="T158" style:family="text">
      <style:text-properties officeooo:rsid="004ae22b"/>
    </style:style>
    <style:style style:name="T159" style:family="text">
      <style:text-properties officeooo:rsid="004c7849"/>
    </style:style>
    <style:style style:name="T160" style:family="text">
      <style:text-properties officeooo:rsid="004e718d"/>
    </style:style>
    <style:style style:name="T161" style:family="text">
      <style:text-properties officeooo:rsid="004f768e"/>
    </style:style>
    <style:style style:name="T162" style:family="text">
      <style:text-properties officeooo:rsid="005163f1"/>
    </style:style>
    <style:style style:name="T163" style:family="text">
      <style:text-properties officeooo:rsid="005997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Acessibilidade 03</text:h>
      <text:p text:style-name="P2"><text:span text:style-name="T4">a</text:span><text:span text:style-name="T3">riaAtomic -</text:span><text:span text:style-name="T1"> Retorna </text:span><text:span text:style-name="T20">ou define </text:span><text:span text:style-name="T1">o valor do aria-atomic atributo, que </text:span><text:span text:style-name="T20">indica se as tecnologias assistivas apresentarão toda ou apenas partes da região alterada, </text:span><text:span text:style-name="T61">ou seja, indica se toda a região deve ser lida sempre que algo nela mudar ou se apenas o elemento alterado deve ser lido:</text:span></text:p>
      <text:p text:style-name="P18">elemento.aria<text:span text:style-name="T62">Atomic </text:span></text:p>
      <text:p text:style-name="P19">elemento.aria<text:span text:style-name="T62">Atomic = “ <text:s/>“ </text:span></text:p>
      <text:p text:style-name="P1"/>
      <text:p text:style-name="P6"><text:span text:style-name="T2">ariaAutoComplete -</text:span> <text:span text:style-name="T63">Retorna ou define o valor do aria-autocomplete atributo, que indica </text:span><text:span text:style-name="T64">o modo em que o texto inserido será completado. Recebe os valores:</text:span></text:p>
      <text:p text:style-name="P7"><text:s text:c="5"/><text:span text:style-name="T5">inline -</text:span><text:span text:style-name="T64"> </text:span><text:span text:style-name="T65">Um texto sugerido aparece dinamicamente, ou seja, aparece um </text:span></text:p>
      <text:p text:style-name="P7"><text:span text:style-name="T65"><text:s text:c="5"/>único valor </text:span><text:span text:style-name="T66">possivel</text:span></text:p>
      <text:p text:style-name="P3"><text:s text:c="5"/><text:span text:style-name="T5">list -</text:span><text:span text:style-name="T64"> </text:span><text:span text:style-name="T67">A</text:span><text:span text:style-name="T66">parece </text:span><text:span text:style-name="T67">u</text:span><text:span text:style-name="T66">ma lista de valores possíveis em um elemento separado</text:span></text:p>
      <text:p text:style-name="P1"><text:s text:c="5"/><text:span text:style-name="T5">both -</text:span><text:span text:style-name="T64"> </text:span><text:span text:style-name="T67">Junta o modo inline e list</text:span></text:p>
      <text:p text:style-name="P28"><text:span text:style-name="T68"><text:s text:c="5"/></text:span><text:span text:style-name="T13">none -</text:span><text:span text:style-name="T69"> </text:span><text:span text:style-name="T70">N</text:span><text:span text:style-name="T21">ão há exibição de uma sugestão automática</text:span></text:p>
      <text:p text:style-name="P31"/>
      <text:p text:style-name="P32">elemento.ariaAutoComplete </text:p>
      <text:p text:style-name="P32">elemento.ariaAutoComplete = “ “ </text:p>
      <text:p text:style-name="P1"/>
      <text:p text:style-name="P4"><text:span text:style-name="T6">ariaBusy -</text:span><text:span text:style-name="T67"> </text:span><text:span text:style-name="T82">Retorna ou define o valor do aria-busy atributo, que indica se um elemento esta sendo modificado </text:span>e que as tecnologias assistivas podem esperar até que as alterações sejam concluídas antes de informar o usuário sobre a atualização. <text:span text:style-name="T83">Vai</text:span> evita<text:span text:style-name="T83">r</text:span> que as tecnologias assistivas anunciem alterações antes que as atualizações sejam feitas:</text:p>
      <text:p text:style-name="P20">elemento.ariaBusy </text:p>
      <text:p text:style-name="P20">elemento.ariaBusy = “ “ </text:p>
      <text:p text:style-name="P1"/>
      <text:p text:style-name="P8"><text:soft-page-break/><text:span text:style-name="T2">ariaChecked -</text:span> <text:span text:style-name="T84">Retorna ou define o valor do aria-checked atributo, que indica o estado “marcado” em um elemento, pode receber os valores true, false, mixed (inderteminado), undefined (não suporta marcação):</text:span></text:p>
      <text:p text:style-name="P21">elemento.ariaChecked </text:p>
      <text:p text:style-name="P21">elemento.ariaChecked = “ “ </text:p>
      <text:p text:style-name="P1"/>
      <text:p text:style-name="P10"><text:span text:style-name="T2">ariaColCount -</text:span> <text:span text:style-name="T85">Retorna ou define o valor do aria-colcount atributo, que </text:span><text:span text:style-name="T86">representa </text:span><text:span text:style-name="T87">e permite</text:span><text:span text:style-name="T86"> uma tecnologia assistiva saber o numero de colunas em uma tabela, grade ou treegrid:</text:span></text:p>
      <text:p text:style-name="P22">elemento.ariaColCount </text:p>
      <text:p text:style-name="P22">elemento.ariaColCount = “ “ </text:p>
      <text:p text:style-name="P9"/>
      <text:p text:style-name="P12"><text:span text:style-name="T2">ariaColIndex -</text:span> <text:span text:style-name="T88">Retorna e define o valor do aria-colindex atributo, que permite uma tecnologia assistiva informar a posição da coluna de um elemento em relação ao numero total de colunas em uma tabela, grade ou treegrid:</text:span></text:p>
      <text:p text:style-name="P23">elemento.ariaColIndex </text:p>
      <text:p text:style-name="P23">elemento.ariaColIndex = “ “ </text:p>
      <text:p text:style-name="P11"/>
      <text:p text:style-name="P13"><text:span text:style-name="T2">ariaColIndexText -</text:span> <text:span text:style-name="T91">Retorna e define o valor do aria-colindextext atributo, que representa uma alternativa de texto para o </text:span><text:span text:style-name="T163">ariaColIndex (</text:span><text:span text:style-name="T91">aria-colindex</text:span><text:span text:style-name="T163">)</text:span><text:span text:style-name="T91">:</text:span></text:p>
      <text:p text:style-name="P24">elemento.ariaColIndexText </text:p>
      <text:p text:style-name="P24">elemento.ariaColIndexText = “ “ </text:p>
      <text:p text:style-name="P14"/>
      <text:p text:style-name="P14"><text:span text:style-name="T2">ariaColSpan -</text:span> <text:span text:style-name="T92">Retorna e define o valor do aria-colspan atributo, </text:span><text:span text:style-name="T93">que representa o numero de colunas estendidas por uma celula dentro de uma tabela, grid ou treegrid:</text:span></text:p>
      <text:p text:style-name="P25">elemento.ariaColSpan</text:p>
      <text:p text:style-name="P25">Elemento.ariaColSpan = “ “ </text:p>
      <text:p text:style-name="P14"/>
      <text:p text:style-name="P5"><text:soft-page-break/><text:span text:style-name="T7">ariaCurrent -</text:span><text:span text:style-name="T94"> Retorna e define o valor do aria-current atributo, que </text:span><text:span text:style-name="T96">indica </text:span><text:span text:style-name="T147">e </text:span><text:span text:style-name="T94">permite </text:span><text:span text:style-name="T96">uma</text:span><text:span text:style-name="T94"> tecnologia assistiva informar o elemento que representa o item atual dentro de um container ou conjunto de elementos relacionados. </text:span><text:span text:style-name="T98">Pode receber os valores:</text:span></text:p>
      <text:p text:style-name="P34"><text:s text:c="5"/><text:span text:style-name="T8">page -</text:span><text:span text:style-name="T95"> <text:s/></text:span><text:span text:style-name="T53">Representa a página atual em um conjunto de páginas</text:span></text:p>
      <text:p text:style-name="P34"><text:s text:c="5"/><text:span text:style-name="T8">step -</text:span><text:span text:style-name="T95"> <text:s/></text:span><text:span text:style-name="T52">Representa a etapa atual dentro de um processo</text:span></text:p>
      <text:p text:style-name="P34"><text:s text:c="5"/><text:span text:style-name="T8">location -</text:span><text:span text:style-name="T95"> </text:span><text:span text:style-name="T52">Representa o local atual, por exemplo, a página atual em uma </text:span></text:p>
      <text:p text:style-name="P39"><text:s text:c="5"/>hierarquia de breadcrumbs</text:p>
      <text:p text:style-name="P34"><text:s text:c="5"/><text:span text:style-name="T8">date -</text:span><text:span text:style-name="T95"> </text:span><text:span text:style-name="T52">Representa a data atual dentro de uma coleção de datas</text:span></text:p>
      <text:p text:style-name="P34"><text:s text:c="4"/><text:span text:style-name="T2"><text:s/></text:span><text:span text:style-name="T8">time -</text:span><text:span text:style-name="T95"> <text:s/></text:span><text:span text:style-name="T52">Representa a hora atual dentro de um conjunto de horas</text:span></text:p>
      <text:p text:style-name="P34"><text:s text:c="5"/><text:span text:style-name="T8">true -</text:span><text:span text:style-name="T95"> <text:s/></text:span><text:span text:style-name="T53">Representa o item atual dentro de um conjunto</text:span></text:p>
      <text:p text:style-name="P34"><text:s text:c="5"/><text:span text:style-name="T8">false - </text:span><text:span text:style-name="T95"><text:s/></text:span><text:span text:style-name="T53">Não representa o item atual dentro de um conjunto</text:span></text:p>
      <text:p text:style-name="P34"><text:span text:style-name="T53"/></text:p>
      <text:p text:style-name="P95"><text:span text:style-name="T53">e</text:span><text:span text:style-name="T51">lemento.ariaCurrent</text:span></text:p>
      <text:p text:style-name="P95"><text:span text:style-name="T53">e</text:span><text:span text:style-name="T51">lemento.ariaCurrent = “ “ </text:span></text:p>
      <text:p text:style-name="P33"/>
      <text:p text:style-name="P36"><text:span text:style-name="T2">ariaDisabled -</text:span> <text:span text:style-name="T148">Retorna e define o valor do aria-disabled atributo, que indica e permite uma tecnologia assistiva informar se </text:span><text:span text:style-name="T149">um</text:span><text:span text:style-name="T148"> elemento esta desativado:</text:span></text:p>
      <text:p text:style-name="P37">elemento.ariaDisabled </text:p>
      <text:p text:style-name="P37">elemento.ariaDisabled = “ “ </text:p>
      <text:p text:style-name="P33"/>
      <text:p text:style-name="P29"><text:span text:style-name="T14">ariaExpanded -</text:span><text:span text:style-name="T71"> </text:span><text:span text:style-name="T72">Retorna e define o valor do aria-expanded atributo, que indica e permite uma tecnologia assistiva informar</text:span><text:span text:style-name="T25"> </text:span><text:span text:style-name="T24">se um controle é expandido ou recolhido e se os elementos controlados são exibidos ou ocultos:</text:span></text:p>
      <text:p text:style-name="P27"><text:span text:style-name="T24">e</text:span><text:span text:style-name="T23">lemento.ariaExpanded </text:span></text:p>
      <text:p text:style-name="P27"><text:span text:style-name="T24">e</text:span><text:span text:style-name="T23">lemento.ariaExpanded = “ “ </text:span></text:p>
      <text:p text:style-name="P14"/>
      <text:p text:style-name="P30"><text:soft-page-break/><text:span text:style-name="T15">ariaHasPopup -</text:span><text:span text:style-name="T73"> </text:span><text:span text:style-name="T74">Retorna e define o valor do aria-haspopup atributo, que indica e permite uma tecnologia assistiva informar a</text:span><text:span text:style-name="T99"> </text:span><text:span text:style-name="T23">disponibilidade e o tipo de </text:span><text:span text:style-name="T26">um </text:span><text:span text:style-name="T23">elemento pop-up interativo </text:span><text:span text:style-name="T27">que um elemento tem</text:span><text:span text:style-name="T23">. </text:span><text:span text:style-name="T26">Pode receber os valores: </text:span></text:p>
      <text:p text:style-name="P35"><text:span text:style-name="T91"><text:s text:c="5"/></text:span><text:span text:style-name="T9">false -</text:span><text:span text:style-name="T151"> </text:span><text:span text:style-name="T51">O elemento não tem um pop-up</text:span></text:p>
      <text:p text:style-name="P35"><text:span text:style-name="T91"><text:s text:c="4"/></text:span><text:span text:style-name="T10"><text:s/></text:span><text:span text:style-name="T9">true -</text:span><text:span text:style-name="T151"> </text:span><text:span text:style-name="T51">O elemento tem um pop-up que é um menu</text:span></text:p>
      <text:p text:style-name="P35"><text:span text:style-name="T91"><text:s text:c="5"/></text:span><text:span text:style-name="T9">menu -</text:span><text:span text:style-name="T151"> </text:span><text:span text:style-name="T51">O elemento tem um pop-up que é um menu</text:span></text:p>
      <text:p text:style-name="P35"><text:span text:style-name="T91"><text:s text:c="5"/></text:span><text:span text:style-name="T9">listbox -</text:span><text:span text:style-name="T151"> </text:span><text:span text:style-name="T51">O elemento tem um pop-up que é uma caixa de listagem</text:span></text:p>
      <text:p text:style-name="P35"><text:span text:style-name="T91"><text:s text:c="5"/></text:span><text:span text:style-name="T9">tree -</text:span><text:span text:style-name="T151"> </text:span><text:span text:style-name="T51">O elemento tem um pop-up que é uma árvore</text:span></text:p>
      <text:p text:style-name="P35"><text:span text:style-name="T91"><text:s text:c="5"/></text:span><text:span text:style-name="T9">grid -</text:span><text:span text:style-name="T151"> </text:span><text:span text:style-name="T51">O elemento tem um pop-up que é uma grade</text:span></text:p>
      <text:p text:style-name="P35"><text:span text:style-name="T91"><text:s text:c="5"/></text:span><text:span text:style-name="T9">dialog -</text:span><text:span text:style-name="T151"> </text:span><text:span text:style-name="T51">O elemento tem um pop-up que é uma caixa de diálogo</text:span></text:p>
      <text:p text:style-name="P14"/>
      <text:p text:style-name="P26">elemento.ariaHasPopup </text:p>
      <text:p text:style-name="P26">elemento.ariaHasPopup = “ “ </text:p>
      <text:p text:style-name="P14"/>
      <text:p text:style-name="P16"><text:span text:style-name="T2">ariaHidden -</text:span> <text:span text:style-name="T152">Retorna e define o valor do aria-hidden atributo, que indica <text:s/>e <text:s/></text:span><text:span text:style-name="T150">permite uma tecnologia assistiva informar </text:span><text:span text:style-name="T152">se um elemento esta exposto a uma API de acessibilidade </text:span><text:span text:style-name="T153">ou</text:span><text:span text:style-name="T100"> </text:span><text:span text:style-name="T29">oculta um conteúdo da tecnologia assistiva (mas não oculta nada visualmente). Pode receber os valores:</text:span></text:p>
      <text:p text:style-name="P17"><text:span text:style-name="T2"><text:s text:c="5"/>true -</text:span> <text:span text:style-name="T97">R</text:span><text:span text:style-name="T28">emove </text:span><text:span text:style-name="T22">um</text:span><text:span text:style-name="T28"> elemento e todos os seus filhos da árvore de </text:span></text:p>
      <text:p text:style-name="P40"><text:s text:c="5"/>acessibilidade. Isso pode melhorar a experiência dos usuários de </text:p>
      <text:p text:style-name="P40"><text:s text:c="5"/>tecnologia assistiva</text:p>
      <text:p text:style-name="P15"><text:s text:c="5"/><text:span text:style-name="T11">false –</text:span><text:span text:style-name="T153"> </text:span><text:span text:style-name="T154">Permite um elemento e todos os seus filhos de ficarem expostos </text:span></text:p>
      <text:p text:style-name="P41"><text:s text:c="5"/>para a arvore de acessibilidade</text:p>
      <text:p text:style-name="P41"/>
      <text:p text:style-name="P74">elemento.ariaHidden </text:p>
      <text:p text:style-name="P74">elemento.ariaHidden = “ “ </text:p>
      <text:p text:style-name="P14"/>
      <text:p text:style-name="P42"><text:soft-page-break/><text:span text:style-name="T2">ariaInvalid -</text:span> <text:span text:style-name="T155">Retorna e define o valor do aria-invalid atributo, que indica e <text:s/></text:span><text:span text:style-name="T150">permite uma tecnologia assistiva informar </text:span><text:span text:style-name="T155">se o valor inserido em uma entrada é invalido. Pode receber os valores:</text:span></text:p>
      <text:p text:style-name="P42"><text:s text:c="5"/><text:span text:style-name="T142">true -</text:span><text:span text:style-name="T155"> Valor invalido</text:span></text:p>
      <text:p text:style-name="P42"><text:s text:c="5"/><text:span text:style-name="T12">false -</text:span><text:span text:style-name="T155"> Valor valido</text:span></text:p>
      <text:p text:style-name="P65"><text:span text:style-name="T75"><text:s text:c="5"/></text:span><text:span text:style-name="T16">grammar -</text:span><text:span text:style-name="T76"> Valor invalido,</text:span><text:span text:style-name="T102"> </text:span><text:span text:style-name="T23">erro gramatical detectado</text:span></text:p>
      <text:p text:style-name="P65"><text:span text:style-name="T75"><text:s text:c="5"/></text:span><text:span text:style-name="T16">spelling -</text:span><text:span text:style-name="T76"> Valor invalido</text:span><text:span text:style-name="T102">, </text:span><text:span text:style-name="T23">erros de ortografia </text:span><text:span text:style-name="T32">detectado</text:span></text:p>
      <text:p text:style-name="P43"/>
      <text:p text:style-name="P73">elemento.ariaInvalid </text:p>
      <text:p text:style-name="P73">elemento.ariaInvalid = “ “ </text:p>
      <text:p text:style-name="P43"/>
      <text:p text:style-name="P44"><text:span text:style-name="T2">ariaKeyShortcuts -</text:span> Retorna e define o valor do aria-keyshortcuts atributo, que indica <text:span text:style-name="T155">e </text:span><text:span text:style-name="T150">permite uma tecnologia assistiva informar </text:span>os atalhos de teclado que foi implementado para dar foco em um <text:span text:style-name="T156">determinado </text:span>elemento:</text:p>
      <text:p text:style-name="P74">elemento.ariaKeyShortcuts </text:p>
      <text:p text:style-name="P74">elemento.ariaKeyShortcuts = “ “ </text:p>
      <text:p text:style-name="P43"/>
      <text:p text:style-name="P45"><text:span text:style-name="T2">ariaLabel -</text:span> <text:span text:style-name="T157">Retorna </text:span><text:span text:style-name="T158">e</text:span><text:span text:style-name="T157"> define o valor do aria-label atributo, que indica e </text:span><text:span text:style-name="T150">permite uma tecnologia assistiva informar </text:span><text:span text:style-name="T157">o rotulo de um elemento:</text:span></text:p>
      <text:p text:style-name="P75">elemento.ariaLabel </text:p>
      <text:p text:style-name="P75">elemento.ariaLabel = “ “ </text:p>
      <text:p text:style-name="P43"/>
      <text:p text:style-name="P46"><text:span text:style-name="T2">ariaLevel -</text:span> <text:span text:style-name="T158">Retorna e define o valor do aria-level atributo, que indica e <text:s/></text:span><text:span text:style-name="T150">permite uma tecnologia assistiva informar </text:span><text:span text:style-name="T158">o nivel hierárquico de um elemento dentro de uma estrutura:</text:span></text:p>
      <text:p text:style-name="P76">elemento.ariaLevel </text:p>
      <text:p text:style-name="P76">elemento.ariaLevel = “ “ </text:p>
      <text:p text:style-name="P43"/>
      <text:p text:style-name="P47"><text:span text:style-name="T2"/></text:p>
      <text:p text:style-name="P47"><text:soft-page-break/><text:span text:style-name="T2">ariaLive -</text:span> <text:span text:style-name="T159">Retorna e define o valor do aria-live atributo, que indica e <text:s/></text:span><text:span text:style-name="T150">permite uma tecnologia assistiva informar </text:span><text:span text:style-name="T159">que um elemento será atualizado (retornando os tipos de atualizações esperadas da região ativa). Pode receber os valores:</text:span></text:p>
      <text:p text:style-name="P93"><text:span text:style-name="T89"><text:s text:c="5"/></text:span><text:span text:style-name="T90">assertive -</text:span><text:span text:style-name="T113"> </text:span><text:span text:style-name="T112">Indica que as atualizações para a região têm a prioridade mais </text:span></text:p>
      <text:p text:style-name="P93"><text:span text:style-name="T112"><text:s text:c="5"/>alta e devem ser apresentadas ao usuário imediatamente</text:span></text:p>
      <text:p text:style-name="P66"><text:span text:style-name="T77"><text:s text:c="5"/></text:span><text:span text:style-name="T17">off -</text:span><text:span text:style-name="T103"> </text:span><text:span text:style-name="T23">Indica que as atualizações para a região não devem ser apresentadas </text:span></text:p>
      <text:p text:style-name="P97"><text:span text:style-name="T58"><text:s text:c="5"/>ao usuário, a menos que o usuário esteja atualmente focado nessa região</text:span></text:p>
      <text:p text:style-name="P66"><text:span text:style-name="T77"><text:s text:c="5"/></text:span><text:span text:style-name="T17">polite -</text:span><text:span text:style-name="T103"> </text:span><text:span text:style-name="T23">Indica que as atualizações para a região devem ser apresentadas </text:span></text:p>
      <text:p text:style-name="P66"><text:span text:style-name="T23"><text:s text:c="5"/>na próxima oportunidade elegante, como no final da frase atual ou </text:span></text:p>
      <text:p text:style-name="P66"><text:span text:style-name="T23"><text:s text:c="5"/>quando o usuário pausa a digitação.</text:span></text:p>
      <text:p text:style-name="P43"/>
      <text:p text:style-name="P48"><text:span text:style-name="T2">ariaModal -</text:span> Retorna e define o valor do aria-modal atributo, que indica e <text:s/><text:span text:style-name="T150">permite uma tecnologia assistiva informar </text:span><text:span text:style-name="T160">se um elemento é modal quando exibido</text:span><text:span text:style-name="T115">, </text:span><text:span text:style-name="T116">ou seja, quando a </text:span><text:span text:style-name="T39">navegação é limitada à própria área e o plano de fundo (os ancestrais e irmãos do modal) está oculto:</text:span></text:p>
      <text:p text:style-name="P77"><text:span text:style-name="T39">e</text:span><text:span text:style-name="T22">lemento.ariaModal </text:span></text:p>
      <text:p text:style-name="P77"><text:span text:style-name="T39">e</text:span><text:span text:style-name="T22">lemento.ariaModal = “ “ </text:span></text:p>
      <text:p text:style-name="P43"/>
      <text:p text:style-name="P49"><text:span text:style-name="T2">ariaMultiLine -</text:span> <text:span text:style-name="T161">Retorna e define o valor do aria-multiline atributo, </text:span><text:span text:style-name="T159">que indica e <text:s/></text:span><text:span text:style-name="T150">permite uma tecnologia assistiva informar </text:span><text:span text:style-name="T161">se uma caixa de texto aceita varias linhas de entrada ou apenas uma única linha:</text:span></text:p>
      <text:p text:style-name="P78">elemento.ariaMultiLine </text:p>
      <text:p text:style-name="P78">elemento.ariaMultiLine = “ “ </text:p>
      <text:p text:style-name="P43"/>
      <text:p text:style-name="P67"><text:span text:style-name="T18">ariaMultiSelectable -</text:span><text:span text:style-name="T79"> Retorna e define o valor do aria-multiselectable atributo, que </text:span><text:span text:style-name="T78">indica e </text:span><text:span text:style-name="T74">permite uma tecnologia assistiva informar </text:span><text:span text:style-name="T79">que é possív</text:span><text:span text:style-name="T104">el</text:span><text:span text:style-name="T33"> </text:span><text:span text:style-name="T23">selecionar mais de um item dos descendentes selecionáveis atuais:</text:span></text:p>
      <text:p text:style-name="P88"><text:span text:style-name="T23">elemento.ariaMultiSelectable </text:span></text:p>
      <text:p text:style-name="P88"><text:span text:style-name="T23">elemento.ariaMultiSelectable = “ “ </text:span></text:p>
      <text:p text:style-name="P68"><text:soft-page-break/><text:span text:style-name="T19">ariaOrientation -</text:span><text:span text:style-name="T80"> </text:span><text:span text:style-name="T81">Retorna e define o valor do aria-orientation atributo, que indica e </text:span><text:span text:style-name="T74">permite uma tecnologia assistiva informa</text:span><text:span text:style-name="T99">r </text:span><text:span text:style-name="T23">se a orientação do elemento é horizontal, vertical ou desconhecida/ambígua. </text:span><text:span text:style-name="T34">Pode receber os valores:</text:span></text:p>
      <text:p text:style-name="P99"><text:span text:style-name="T54"><text:s text:c="5"/></text:span><text:span text:style-name="T56">horizontal -</text:span><text:span text:style-name="T54"> Elemento horizontal</text:span></text:p>
      <text:p text:style-name="P99"><text:span text:style-name="T54"><text:s text:c="5"/></text:span><text:span text:style-name="T56">vertical -</text:span><text:span text:style-name="T54"> Elemento vertical</text:span></text:p>
      <text:p text:style-name="P99"><text:span text:style-name="T54"><text:s text:c="5"/></text:span><text:span text:style-name="T56">undefined -</text:span><text:span text:style-name="T54"> Orientação desconhecida</text:span></text:p>
      <text:p text:style-name="P98"/>
      <text:p text:style-name="P79">elemento.ariaOrientation </text:p>
      <text:p text:style-name="P79">elemento.ariaOrientation = “ “ </text:p>
      <text:p text:style-name="P43"/>
      <text:p text:style-name="P50"><text:span text:style-name="T2">ariaPlaceholder -</text:span> <text:span text:style-name="T162">Retorna e define o valor do aria-placeholder atributo, que representa e </text:span><text:span text:style-name="T150">permite uma tecnologia assistiva informa</text:span><text:span text:style-name="T128">r </text:span><text:span text:style-name="T42">uma dica curta, destinada a auxiliar o usuário na entrada de dados quando o controle não tem valor, <text:s/></text:span><text:span text:style-name="T43">exibindo </text:span><text:span text:style-name="T42">um</text:span><text:span text:style-name="T43">a</text:span><text:span text:style-name="T42"> amostra ou uma breve descrição do formato esperado:</text:span></text:p>
      <text:p text:style-name="P80"><text:span text:style-name="T42">e</text:span><text:span text:style-name="T41">lemento.ariaPlaceholder </text:span></text:p>
      <text:p text:style-name="P80"><text:span text:style-name="T42">e</text:span><text:span text:style-name="T41">lemento.ariaPlaceholder = “ “ </text:span></text:p>
      <text:p text:style-name="P50"><text:span text:style-name="T117"/></text:p>
      <text:p text:style-name="P69"><text:span text:style-name="T121">a</text:span><text:span text:style-name="T122">riaPosInSet -</text:span><text:span text:style-name="T123"> </text:span><text:span text:style-name="T144">Retorna e define o valor do aria-p</text:span><text:span text:style-name="T145">osinset</text:span><text:span text:style-name="T144"> atributo, </text:span><text:span text:style-name="T145">que representa </text:span><text:span text:style-name="T144">e </text:span><text:span text:style-name="T146">permite uma tecnologia assistiva inform</text:span><text:span text:style-name="T99">a</text:span><text:span text:style-name="T134">r</text:span><text:span text:style-name="T37"> o número ou a posição de um elemento no conjunto atual de listitems ou treeitems quando nem todos os itens estão presentes no DOM:</text:span></text:p>
      <text:p text:style-name="P89"><text:span text:style-name="T37">e</text:span><text:span text:style-name="T36">lemento.ariaPosInSet </text:span></text:p>
      <text:p text:style-name="P96"><text:span text:style-name="T60">e</text:span><text:span text:style-name="T59">lemento.ariaPosInSet = “ “ </text:span></text:p>
      <text:p text:style-name="P50"><text:span text:style-name="T117"/></text:p>
      <text:p text:style-name="P51"><text:span text:style-name="T119">a</text:span><text:span text:style-name="T118">riaPressed -</text:span><text:span text:style-name="T97"> </text:span><text:span text:style-name="T135">Retorna e define o valor do aria-pressed atributo, que indica e </text:span><text:span text:style-name="T143">permite uma tecnologia assistiva inform</text:span><text:span text:style-name="T117">a</text:span><text:span text:style-name="T128">r </text:span><text:span text:style-name="T40">o estado "pressionado" atual dos botões de alternância.</text:span><text:span text:style-name="T46"> Pode receber os valores:</text:span></text:p>
      <text:p text:style-name="P51"><text:span text:style-name="T46"/></text:p>
      <text:p text:style-name="P100"><text:soft-page-break/><text:span text:style-name="T55"><text:s text:c="5"/></text:span><text:span text:style-name="T57">true -</text:span><text:span text:style-name="T55"> O elemento é pressionado</text:span></text:p>
      <text:p text:style-name="P101"><text:span text:style-name="T55"><text:s text:c="5"/></text:span><text:span text:style-name="T57">false -</text:span><text:span text:style-name="T55"> O elemento suporta ser pressionado, mas não está pressionado no <text:s text:c="2"/></text:span></text:p>
      <text:p text:style-name="P101"><text:span text:style-name="T55"><text:s text:c="5"/>momento</text:span></text:p>
      <text:p text:style-name="P101"><text:span text:style-name="T55"><text:s text:c="5"/></text:span><text:span text:style-name="T57">mixed -</text:span><text:span text:style-name="T55"> Indica um valor de modo misto para um botão de alternância de <text:s text:c="2"/></text:span></text:p>
      <text:p text:style-name="P101"><text:span text:style-name="T55"><text:s text:c="5"/>três estados</text:span></text:p>
      <text:p text:style-name="P100"><text:span text:style-name="T55"><text:s text:c="5"/></text:span><text:span text:style-name="T57">undefined -</text:span><text:span text:style-name="T55"> O elemento não suporta ser pressionado</text:span></text:p>
      <text:p text:style-name="P50"><text:span text:style-name="T117"/></text:p>
      <text:p text:style-name="P81"><text:span text:style-name="T117">e</text:span><text:span text:style-name="T97">lemento.ariaPressed </text:span></text:p>
      <text:p text:style-name="P81"><text:span text:style-name="T97">elemento.ariaPressed = “ “ </text:span></text:p>
      <text:p text:style-name="P50"><text:span text:style-name="T117"/></text:p>
      <text:p text:style-name="P70"><text:span text:style-name="T121">a</text:span><text:span text:style-name="T124">riaReadOnly -</text:span><text:span text:style-name="T106"> </text:span><text:span text:style-name="T107">Retorna e define o valor do aria-readonly atributo, que indica e <text:s/></text:span><text:span text:style-name="T146">permite uma tecnologia assistiva inform</text:span><text:span text:style-name="T99">a</text:span><text:span text:style-name="T134">r </text:span><text:span text:style-name="T37">que o elemento não é editável, mas operável, </text:span><text:span text:style-name="T38">ou seja, se é um elemento “apenas leitura” ou não:</text:span></text:p>
      <text:p text:style-name="P90"><text:span text:style-name="T36">elemento.ariaReadOnly </text:span></text:p>
      <text:p text:style-name="P90"><text:span text:style-name="T36">elemento.ariaReadOnly = “ “ </text:span></text:p>
      <text:p text:style-name="P50"><text:span text:style-name="T117"/></text:p>
      <text:p text:style-name="P52"><text:span text:style-name="T119">a</text:span><text:span text:style-name="T118">riaRequired -</text:span><text:span text:style-name="T97"> </text:span><text:span text:style-name="T136">Retorna e define o valor do aria-required atributo, que indica e </text:span><text:span text:style-name="T143">permite uma tecnologia assistiva inform</text:span><text:span text:style-name="T117">a</text:span><text:span text:style-name="T128">r </text:span><text:span text:style-name="T129">que é obrigatorio adicionar um valor valido antes que o formulario possa ser enviado</text:span><text:span text:style-name="T128">:</text:span></text:p>
      <text:p text:style-name="P82"><text:span text:style-name="T128">e</text:span><text:span text:style-name="T127">lemento.ariaRequired </text:span></text:p>
      <text:p text:style-name="P82"><text:span text:style-name="T128">elemento.ariaRequired </text:span><text:span text:style-name="T127">= “ “ </text:span></text:p>
      <text:p text:style-name="P53"><text:span text:style-name="T117"/></text:p>
      <text:p text:style-name="P53"><text:span text:style-name="T119">a</text:span><text:span text:style-name="T118">riaRoleDescription -</text:span><text:span text:style-name="T97"> Retorna e define o valor do aria-roledescription atributo, que representa e </text:span><text:span text:style-name="T143">permite uma tecnologia assistiva </text:span><text:span text:style-name="T117">informa</text:span><text:span text:style-name="T128">r </text:span><text:span text:style-name="T40">uma descrição </text:span><text:span text:style-name="T22">ou </text:span><text:span text:style-name="T40">nome legível diferente para a função de um elemento:</text:span></text:p>
      <text:p text:style-name="P82"><text:span text:style-name="T40">e</text:span><text:span text:style-name="T22">lemento.ariaRoleDescription </text:span></text:p>
      <text:p text:style-name="P82"><text:span text:style-name="T40">e</text:span><text:span text:style-name="T22">lemento.ariaRoleDescription = “ “ </text:span></text:p>
      <text:p text:style-name="P53"><text:span text:style-name="T117"/></text:p>
      <text:p text:style-name="P71"><text:soft-page-break/><text:span text:style-name="T121">a</text:span><text:span text:style-name="T125">riaRowCount -</text:span><text:span text:style-name="T108"> </text:span><text:span text:style-name="T109">Retorna e define o valor do aria-rowcount atributo, que representa e </text:span><text:span text:style-name="T146">permite uma tecnologia assistiva </text:span><text:span text:style-name="T99">informa</text:span><text:span text:style-name="T134">r </text:span><text:span text:style-name="T37">o número total de linhas em uma tabela, grade ou treegrid:</text:span></text:p>
      <text:p text:style-name="P91"><text:span text:style-name="T37">e</text:span><text:span text:style-name="T36">lemento.ariaRowCount </text:span></text:p>
      <text:p text:style-name="P91"><text:span text:style-name="T37">e</text:span><text:span text:style-name="T36">lemento.ariaRowCount = “ “ </text:span></text:p>
      <text:p text:style-name="P53"><text:span text:style-name="T117"/></text:p>
      <text:p text:style-name="P54"><text:span text:style-name="T119">a</text:span><text:span text:style-name="T118">riaRowIndex -</text:span><text:span text:style-name="T97"> </text:span><text:span text:style-name="T137">Retorna e define o valor do aria-rowindex atributo, que representa e </text:span><text:span text:style-name="T143">permite uma tecnologia assistiva </text:span><text:span text:style-name="T117">informa</text:span><text:span text:style-name="T128">r </text:span><text:span text:style-name="T130">a posição da linha de um elemento em relação ao numero total de linhas em uma tabela, grade ou treegrid</text:span><text:span text:style-name="T128">:</text:span></text:p>
      <text:p text:style-name="P83"><text:span text:style-name="T128">e</text:span><text:span text:style-name="T127">lemento.ariaRowIndex </text:span></text:p>
      <text:p text:style-name="P83"><text:span text:style-name="T127">elemento.ariaRowIndex = “ “ </text:span></text:p>
      <text:p text:style-name="P53"><text:span text:style-name="T117"/></text:p>
      <text:p text:style-name="P55"><text:span text:style-name="T119">a</text:span><text:span text:style-name="T118">riaRowIndexText -</text:span><text:span text:style-name="T97"> Retorna e define o valor do aria-rowindextext atributo, <text:s/>que representa e </text:span><text:span text:style-name="T143">permite uma tecnologia assistiva </text:span><text:span text:style-name="T117">informa</text:span><text:span text:style-name="T128">r </text:span><text:span text:style-name="T127">uma alternativa de texto para o ariaRowIndex (aria-rowindex):</text:span></text:p>
      <text:p text:style-name="P83"><text:span text:style-name="T127">elemento.ariaRowIndexText </text:span></text:p>
      <text:p text:style-name="P83"><text:span text:style-name="T128">elemento.ariaRowIndexText </text:span><text:span text:style-name="T127">= “ “ </text:span></text:p>
      <text:p text:style-name="P53"><text:span text:style-name="T117"/></text:p>
      <text:p text:style-name="P56"><text:span text:style-name="T119">a</text:span><text:span text:style-name="T118">riaRowSpan -</text:span><text:span text:style-name="T97"> </text:span><text:span text:style-name="T138">Retorna e define o valor do aria-rowspan atributo, que representa e permite </text:span><text:span text:style-name="T143">uma tecnologia assistiva </text:span><text:span text:style-name="T117">informa</text:span><text:span text:style-name="T128">r </text:span><text:span text:style-name="T131">o numero de linhas estendidas por uma celula dentro de uma tabela, grid ou treegrid:</text:span></text:p>
      <text:p text:style-name="P84"><text:span text:style-name="T117">e</text:span><text:span text:style-name="T97">lemento.ariaRowSpan </text:span></text:p>
      <text:p text:style-name="P84"><text:span text:style-name="T97">elemento.ariaRowSpan = “ “ </text:span></text:p>
      <text:p text:style-name="P57"><text:span text:style-name="T117"/></text:p>
      <text:p text:style-name="P58"><text:span text:style-name="T119">a</text:span><text:span text:style-name="T118">riaSelected -</text:span><text:span text:style-name="T97"> Retorna e define o valor do aria-selected atributo, que indica e permite </text:span><text:span text:style-name="T143">uma tecnologia assistiva </text:span><text:span text:style-name="T117">informa</text:span><text:span text:style-name="T128">r </text:span><text:span text:style-name="T40">o estado "selecionado" atual dos elementos que possuem um estado selecionado:</text:span></text:p>
      <text:p text:style-name="P84"><text:span text:style-name="T40">e</text:span><text:span text:style-name="T22">lemento.ariaSelected </text:span></text:p>
      <text:p text:style-name="P84"><text:span text:style-name="T40">e</text:span><text:span text:style-name="T22">lemento.ariaSelected = “ “ </text:span></text:p>
      <text:p text:style-name="P72"><text:soft-page-break/><text:span text:style-name="T121">a</text:span><text:span text:style-name="T126">riaSetSize -</text:span><text:span text:style-name="T110"> </text:span><text:span text:style-name="T111">Retorna e define o valor do aria-setsize atributo, que representa e </text:span><text:span text:style-name="T110">permite </text:span><text:span text:style-name="T146">uma tecnologia assistiva </text:span><text:span text:style-name="T99">informa</text:span><text:span text:style-name="T134">r </text:span><text:span text:style-name="T35">o número de itens no conjunto atual de listitems ou treeitems quando nem todos os itens do conjunto estão presentes no DOM:</text:span></text:p>
      <text:p text:style-name="P92"><text:span text:style-name="T35">e</text:span><text:span text:style-name="T23">lemento.ariaSetSize </text:span></text:p>
      <text:p text:style-name="P92"><text:span text:style-name="T35">e</text:span><text:span text:style-name="T23">lemento.ariaSetSize = “ “ </text:span></text:p>
      <text:p text:style-name="P57"><text:span text:style-name="T117"/></text:p>
      <text:p text:style-name="P59"><text:span text:style-name="T119">a</text:span><text:span text:style-name="T118">riaSort -</text:span><text:span text:style-name="T97"> </text:span><text:span text:style-name="T139">Retorna e define o valor do aria-sort atributo, que indica e <text:s/></text:span><text:span text:style-name="T138">permite </text:span><text:span text:style-name="T143">uma tecnologia assistiva </text:span><text:span text:style-name="T117">informa</text:span><text:span text:style-name="T128">r </text:span><text:span text:style-name="T117">se os itens em uma tabela ou grade são classificados em ordem crescente ou decrescente. </text:span><text:span text:style-name="T139">Pode receber os valores:</text:span></text:p>
      <text:p text:style-name="P59"><text:span text:style-name="T139"><text:s text:c="5"/></text:span><text:span text:style-name="T120">ascending -</text:span><text:span text:style-name="T139"> Os itens são classificados em ordem crescente</text:span></text:p>
      <text:p text:style-name="P59"><text:span text:style-name="T139"><text:s text:c="5"/></text:span><text:span text:style-name="T120">descending -</text:span><text:span text:style-name="T139"> Os itens são classificados em ordem decrescente</text:span></text:p>
      <text:p text:style-name="P59"><text:span text:style-name="T139"><text:s text:c="5"/></text:span><text:span text:style-name="T120">none -</text:span><text:span text:style-name="T139"> Não há classificação definida</text:span></text:p>
      <text:p text:style-name="P60"><text:span text:style-name="T139"><text:s text:c="5"/></text:span><text:span text:style-name="T120">other -</text:span><text:span text:style-name="T139"> Um algoritmo de classificação diferente de ascendente ou </text:span></text:p>
      <text:p text:style-name="P60"><text:span text:style-name="T139"><text:s text:c="5"/>descendente foi aplicado</text:span></text:p>
      <text:p text:style-name="P57"><text:span text:style-name="T117"/></text:p>
      <text:p text:style-name="P85"><text:span text:style-name="T117">e</text:span><text:span text:style-name="T97">lemento.ariaSort </text:span></text:p>
      <text:p text:style-name="P85"><text:span text:style-name="T117">elemento.ariaSort </text:span><text:span text:style-name="T97">= “ “ </text:span></text:p>
      <text:p text:style-name="P57"><text:span text:style-name="T117"/></text:p>
      <text:p text:style-name="P61"><text:span text:style-name="T119">a</text:span><text:span text:style-name="T118">riaValueMax -</text:span><text:span text:style-name="T97"> </text:span><text:span text:style-name="T140">Retorna e define o valor do aria-valuemax atributo, que representa e </text:span><text:span text:style-name="T138">permite </text:span><text:span text:style-name="T143">uma tecnologia assistiva </text:span><text:span text:style-name="T117">informa</text:span><text:span text:style-name="T128">r </text:span><text:span text:style-name="T132">o valor maximo permitido para um widget </text:span><text:span text:style-name="T133">(input)</text:span><text:span text:style-name="T132"> de intervalo:</text:span></text:p>
      <text:p text:style-name="P86"><text:span text:style-name="T132">e</text:span><text:span text:style-name="T127">lemento.ariaValueMax </text:span></text:p>
      <text:p text:style-name="P86"><text:span text:style-name="T128">elemento.ariaValueMax </text:span><text:span text:style-name="T127">= “ “ </text:span></text:p>
      <text:p text:style-name="P57"/>
      <text:p text:style-name="P62"/>
      <text:p text:style-name="P62"/>
      <text:p text:style-name="P62"/>
      <text:p text:style-name="P62"/>
      <text:p text:style-name="P63"><text:soft-page-break/><text:span text:style-name="T119">a</text:span><text:span text:style-name="T118">riaValueMin -</text:span><text:span text:style-name="T97"> Retorna e define o valor do aria-valuemin atributo, que representa e </text:span><text:span text:style-name="T138">permite </text:span><text:span text:style-name="T143">uma tecnologia assistiva </text:span><text:span text:style-name="T117">informa</text:span><text:span text:style-name="T128">r </text:span><text:span text:style-name="T127">o valor minimo permitido para um widget </text:span><text:span text:style-name="T133">(input)</text:span><text:span text:style-name="T127"> de intervalo:</text:span></text:p>
      <text:p text:style-name="P86"><text:span text:style-name="T127">elemento.ariaValueMin </text:span></text:p>
      <text:p text:style-name="P86"><text:span text:style-name="T128">elemento.ariaValueMin </text:span><text:span text:style-name="T127">= “ “ </text:span></text:p>
      <text:p text:style-name="P57"><text:span text:style-name="T117"/></text:p>
      <text:p text:style-name="P63"><text:span text:style-name="T119">a</text:span><text:span text:style-name="T118">riaValueNow -</text:span><text:span text:style-name="T97"> Retorna e define o valor do aria-valuenow atributo, que representa e </text:span><text:span text:style-name="T138">permite </text:span><text:span text:style-name="T143">uma tecnologia assistiva </text:span><text:span text:style-name="T117">informa</text:span><text:span text:style-name="T128">r </text:span><text:span text:style-name="T127">o valor atual para um widget </text:span><text:span text:style-name="T133">(input)</text:span><text:span text:style-name="T127"> de intervalo:</text:span></text:p>
      <text:p text:style-name="P86"><text:span text:style-name="T127">elemento.ariaValueNow </text:span></text:p>
      <text:p text:style-name="P86"><text:span text:style-name="T128">elemento.ariaValueNow </text:span><text:span text:style-name="T127">= “ “ </text:span></text:p>
      <text:p text:style-name="P57"><text:span text:style-name="T117"/></text:p>
      <text:p text:style-name="P64"><text:span text:style-name="T119">a</text:span><text:span text:style-name="T118">riaValueText -</text:span><text:span text:style-name="T97"> Retorna e define o valor do aria-valuetext atributo, que representa e </text:span><text:span text:style-name="T138">permite </text:span><text:span text:style-name="T143">uma tecnologia assistiva</text:span><text:span text:style-name="T117"> informa</text:span><text:span text:style-name="T128">r </text:span><text:span text:style-name="T40">a alternativa de texto </text:span><text:span text:style-name="T22">do</text:span><text:span text:style-name="T40"> aria-valuenow para um </text:span><text:span text:style-name="T44">widget </text:span><text:span text:style-name="T45">(input)</text:span><text:span text:style-name="T40"> de intervalo:</text:span></text:p>
      <text:p text:style-name="P87"><text:span text:style-name="T40">e</text:span><text:span text:style-name="T22">lemento.ariaValueText </text:span></text:p>
      <text:p text:style-name="P87"><text:span text:style-name="T40">elemento.ariaValueText </text:span><text:span text:style-name="T22">= “ “ </text:span></text:p>
      <text:p text:style-name="P5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Inter" svg:font-family="Inter, BlinkMacSystemFont, 'Segoe UI', Roboto, Oxygen, Ubuntu, Cantarell, 'Fira Sans', 'Droid Sans', 'Helvetica Neue', sans-serif"/>
    <style:font-face style:name="Lohit Devanagari1" svg:font-family="'Lohit Devanagari'"/>
    <style:font-face style:name="var font-code" svg:font-family="'var font-cod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06:59:22.353138574</meta:creation-date>
    <dc:date>2023-03-21T14:37:47.807536868</dc:date>
    <meta:editing-duration>PT11H33M12S</meta:editing-duration>
    <meta:editing-cycles>44</meta:editing-cycles>
    <meta:generator>LibreOffice/7.0.4.2$Linux_X86_64 LibreOffice_project/00$Build-2</meta:generator>
    <meta:document-statistic meta:table-count="0" meta:image-count="0" meta:object-count="0" meta:page-count="11" meta:paragraph-count="166" meta:word-count="1921" meta:character-count="12971" meta:non-whitespace-character-count="10857"/>
  </office:meta>
</office:document-meta>
</file>